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3.24pt"/>
    </style:style>
    <style:style style:name="co6" style:family="table-column">
      <style:table-column-properties fo:break-before="auto" style:column-width="443.34pt"/>
    </style:style>
    <style:style style:name="co7" style:family="table-column">
      <style:table-column-properties fo:break-before="auto" style:column-width="426.36pt"/>
    </style:style>
    <style:style style:name="co8" style:family="table-column">
      <style:table-column-properties fo:break-before="auto" style:column-width="372.3pt"/>
    </style:style>
    <style:style style:name="co9" style:family="table-column">
      <style:table-column-properties fo:break-before="auto" style:column-width="502.81pt"/>
    </style:style>
    <style:style style:name="co10" style:family="table-column">
      <style:table-column-properties fo:break-before="auto" style:column-width="911.96pt"/>
    </style:style>
    <style:style style:name="co11" style:family="table-column">
      <style:table-column-properties fo:break-before="auto" style:column-width="6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Fira Code1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Fira Code" style:font-size-asian="12pt" style:language-asian="none" style:country-asian="none" style:font-style-asian="normal" style:font-name-complex="Fira Code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ira Code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int_</text:p>
          </table:table-cell>
          <table:table-cell office:value-type="string" calcext:value-type="string">
            <text:p>point.csv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ector_</text:p>
          </table:table-cell>
          <table:table-cell office:value-type="string" calcext:value-type="string">
            <text:p>vector.csv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ine_</text:p>
          </table:table-cell>
          <table:table-cell office:value-type="string" calcext:value-type="string">
            <text:p>line.csv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rea_</text:p>
          </table:table-cell>
          <table:table-cell office:value-type="string" calcext:value-type="string">
            <text:p>area.csv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ole_</text:p>
          </table:table-cell>
          <table:table-cell office:value-type="string" calcext:value-type="string">
            <text:p>pole.csv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box_</text:p>
          </table:table-cell>
          <table:table-cell office:value-type="string" calcext:value-type="string">
            <text:p>box.csv</text:p>
          </table:table-cell>
        </table:table-row>
        <table:table-row table:style-name="ro1">
          <table:table-cell office:value-type="string" calcext:value-type="string">
            <text:p>DTLane</text:p>
          </table:table-cell>
          <table:table-cell office:value-type="string" calcext:value-type="string">
            <text:p>dtlane_</text:p>
          </table:table-cell>
          <table:table-cell office:value-type="string" calcext:value-type="string">
            <text:p>dtlane.csv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ode_</text:p>
          </table:table-cell>
          <table:table-cell office:value-type="string" calcext:value-type="string">
            <text:p>node.csv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string" calcext:value-type="string">
            <text:p>lane_</text:p>
          </table:table-cell>
          <table:table-cell office:value-type="string" calcext:value-type="string">
            <text:p>lane.csv</text:p>
          </table:table-cell>
        </table:table-row>
        <table:table-row table:style-name="ro1">
          <table:table-cell office:value-type="string" calcext:value-type="string">
            <text:p>WayArea</text:p>
          </table:table-cell>
          <table:table-cell office:value-type="string" calcext:value-type="string">
            <text:p>way_area_</text:p>
          </table:table-cell>
          <table:table-cell office:value-type="string" calcext:value-type="string">
            <text:p>wayarea.csv</text:p>
          </table:table-cell>
        </table:table-row>
        <table:table-row table:style-name="ro1">
          <table:table-cell office:value-type="string" calcext:value-type="string">
            <text:p>RoadEdge</text:p>
          </table:table-cell>
          <table:table-cell office:value-type="string" calcext:value-type="string">
            <text:p>road_edge_</text:p>
          </table:table-cell>
          <table:table-cell office:value-type="string" calcext:value-type="string">
            <text:p>roadedge.csv</text:p>
          </table:table-cell>
        </table:table-row>
        <table:table-row table:style-name="ro1">
          <table:table-cell office:value-type="string" calcext:value-type="string">
            <text:p>Gutter</text:p>
          </table:table-cell>
          <table:table-cell office:value-type="string" calcext:value-type="string">
            <text:p>gutter_</text:p>
          </table:table-cell>
          <table:table-cell office:value-type="string" calcext:value-type="string">
            <text:p>gutter.csv</text:p>
          </table:table-cell>
        </table:table-row>
        <table:table-row table:style-name="ro1">
          <table:table-cell office:value-type="string" calcext:value-type="string">
            <text:p>Curb</text:p>
          </table:table-cell>
          <table:table-cell office:value-type="string" calcext:value-type="string">
            <text:p>curb_</text:p>
          </table:table-cell>
          <table:table-cell office:value-type="string" calcext:value-type="string">
            <text:p>curb.csv</text:p>
          </table:table-cell>
        </table:table-row>
        <table:table-row table:style-name="ro1">
          <table:table-cell office:value-type="string" calcext:value-type="string">
            <text:p>WhiteLine</text:p>
          </table:table-cell>
          <table:table-cell office:value-type="string" calcext:value-type="string">
            <text:p>white_line_</text:p>
          </table:table-cell>
          <table:table-cell office:value-type="string" calcext:value-type="string">
            <text:p>whiteline.csv</text:p>
          </table:table-cell>
        </table:table-row>
        <table:table-row table:style-name="ro1">
          <table:table-cell office:value-type="string" calcext:value-type="string">
            <text:p>StopLine</text:p>
          </table:table-cell>
          <table:table-cell office:value-type="string" calcext:value-type="string">
            <text:p>stop_line_</text:p>
          </table:table-cell>
          <table:table-cell office:value-type="string" calcext:value-type="string">
            <text:p>stopline.csv</text:p>
          </table:table-cell>
        </table:table-row>
        <table:table-row table:style-name="ro1">
          <table:table-cell office:value-type="string" calcext:value-type="string">
            <text:p>ZebraZone</text:p>
          </table:table-cell>
          <table:table-cell office:value-type="string" calcext:value-type="string">
            <text:p>zebra_zone_</text:p>
          </table:table-cell>
          <table:table-cell office:value-type="string" calcext:value-type="string">
            <text:p>zebrazone.csv</text:p>
          </table:table-cell>
        </table:table-row>
        <table:table-row table:style-name="ro1">
          <table:table-cell office:value-type="string" calcext:value-type="string">
            <text:p>CrossWalk</text:p>
          </table:table-cell>
          <table:table-cell office:value-type="string" calcext:value-type="string">
            <text:p>cross_walk_</text:p>
          </table:table-cell>
          <table:table-cell office:value-type="string" calcext:value-type="string">
            <text:p>crosswalk.csv</text:p>
          </table:table-cell>
        </table:table-row>
        <table:table-row table:style-name="ro1">
          <table:table-cell office:value-type="string" calcext:value-type="string">
            <text:p>RoadMark</text:p>
          </table:table-cell>
          <table:table-cell office:value-type="string" calcext:value-type="string">
            <text:p>road_mark_</text:p>
          </table:table-cell>
          <table:table-cell office:value-type="string" calcext:value-type="string">
            <text:p>road_surface_mark.csv</text:p>
          </table:table-cell>
        </table:table-row>
        <table:table-row table:style-name="ro1">
          <table:table-cell office:value-type="string" calcext:value-type="string">
            <text:p>RoadPole</text:p>
          </table:table-cell>
          <table:table-cell office:value-type="string" calcext:value-type="string">
            <text:p>road_pole_</text:p>
          </table:table-cell>
          <table:table-cell office:value-type="string" calcext:value-type="string">
            <text:p>poledata.csv</text:p>
          </table:table-cell>
        </table:table-row>
        <table:table-row table:style-name="ro1">
          <table:table-cell office:value-type="string" calcext:value-type="string">
            <text:p>RoadSign</text:p>
          </table:table-cell>
          <table:table-cell office:value-type="string" calcext:value-type="string">
            <text:p>road_sign_</text:p>
          </table:table-cell>
          <table:table-cell office:value-type="string" calcext:value-type="string">
            <text:p>roadsign.csv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signal_</text:p>
          </table:table-cell>
          <table:table-cell office:value-type="string" calcext:value-type="string">
            <text:p>signaldata.csv</text:p>
          </table:table-cell>
        </table:table-row>
        <table:table-row table:style-name="ro1">
          <table:table-cell office:value-type="string" calcext:value-type="string">
            <text:p>StreetLight</text:p>
          </table:table-cell>
          <table:table-cell office:value-type="string" calcext:value-type="string">
            <text:p>street_light_</text:p>
          </table:table-cell>
          <table:table-cell office:value-type="string" calcext:value-type="string">
            <text:p>streetlight.csv</text:p>
          </table:table-cell>
        </table:table-row>
        <table:table-row table:style-name="ro1">
          <table:table-cell office:value-type="string" calcext:value-type="string">
            <text:p>UtilityPole</text:p>
          </table:table-cell>
          <table:table-cell office:value-type="string" calcext:value-type="string">
            <text:p>utility_pole_</text:p>
          </table:table-cell>
          <table:table-cell office:value-type="string" calcext:value-type="string">
            <text:p>utilitypole.csv</text:p>
          </table:table-cell>
        </table:table-row>
        <table:table-row table:style-name="ro1">
          <table:table-cell office:value-type="string" calcext:value-type="string">
            <text:p>GuardRail</text:p>
          </table:table-cell>
          <table:table-cell office:value-type="string" calcext:value-type="string">
            <text:p>guard_rail_</text:p>
          </table:table-cell>
          <table:table-cell office:value-type="string" calcext:value-type="string">
            <text:p>guardrail.csv</text:p>
          </table:table-cell>
        </table:table-row>
        <table:table-row table:style-name="ro1">
          <table:table-cell office:value-type="string" calcext:value-type="string">
            <text:p>SideWalk</text:p>
          </table:table-cell>
          <table:table-cell office:value-type="string" calcext:value-type="string">
            <text:p>side_walk_</text:p>
          </table:table-cell>
          <table:table-cell office:value-type="string" calcext:value-type="string">
            <text:p>sidewalk.csv</text:p>
          </table:table-cell>
        </table:table-row>
        <table:table-row table:style-name="ro1">
          <table:table-cell office:value-type="string" calcext:value-type="string">
            <text:p>DriveOnPortion</text:p>
          </table:table-cell>
          <table:table-cell office:value-type="string" calcext:value-type="string">
            <text:p>drive_on_portion_</text:p>
          </table:table-cell>
          <table:table-cell office:value-type="string" calcext:value-type="string">
            <text:p>driveon_portion.csv</text:p>
          </table:table-cell>
        </table:table-row>
        <table:table-row table:style-name="ro1">
          <table:table-cell office:value-type="string" calcext:value-type="string">
            <text:p>CrossRoad</text:p>
          </table:table-cell>
          <table:table-cell office:value-type="string" calcext:value-type="string">
            <text:p>cross_road_</text:p>
          </table:table-cell>
          <table:table-cell office:value-type="string" calcext:value-type="string">
            <text:p>intersection.csv</text:p>
          </table:table-cell>
        </table:table-row>
        <table:table-row table:style-name="ro1">
          <table:table-cell office:value-type="string" calcext:value-type="string">
            <text:p>SideStrip</text:p>
          </table:table-cell>
          <table:table-cell office:value-type="string" calcext:value-type="string">
            <text:p>side_strip_</text:p>
          </table:table-cell>
          <table:table-cell office:value-type="string" calcext:value-type="string">
            <text:p>sidestrip.csv</text:p>
          </table:table-cell>
        </table:table-row>
        <table:table-row table:style-name="ro1">
          <table:table-cell office:value-type="string" calcext:value-type="string">
            <text:p>CurveMirror</text:p>
          </table:table-cell>
          <table:table-cell office:value-type="string" calcext:value-type="string">
            <text:p>curve_mirror_</text:p>
          </table:table-cell>
          <table:table-cell office:value-type="string" calcext:value-type="string">
            <text:p>curvemirror.csv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wall_</text:p>
          </table:table-cell>
          <table:table-cell office:value-type="string" calcext:value-type="string">
            <text:p>wall.csv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fence_</text:p>
          </table:table-cell>
          <table:table-cell office:value-type="string" calcext:value-type="string">
            <text:p>fence.csv</text:p>
          </table:table-cell>
        </table:table-row>
        <table:table-row table:style-name="ro1">
          <table:table-cell office:value-type="string" calcext:value-type="string">
            <text:p>RailCrossing</text:p>
          </table:table-cell>
          <table:table-cell office:value-type="string" calcext:value-type="string">
            <text:p>rail_crossing_</text:p>
          </table:table-cell>
          <table:table-cell office:value-type="string" calcext:value-type="string">
            <text:p>railroad_crossing.csv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formula="of:=COM.MICROSOFT.CONCAT(&quot;typedef vector_map::Handle&lt;&quot;; [$Core.A2]; &quot;, &quot;; [$Core.A2]; &quot;Array&gt; _Handle&quot;; [$Core.A2]; &quot;;&quot;)" office:value-type="string" office:string-value="typedef vector_map::Handle&lt;Point, PointArray&gt; _HandlePoint;" calcext:value-type="string">
            <text:p>typedef vector_map::Handle&lt;Point, PointArray&gt; _HandlePoint;</text:p>
          </table:table-cell>
        </table:table-row>
        <table:table-row table:style-name="ro1">
          <table:table-cell table:formula="of:=COM.MICROSOFT.CONCAT(&quot;typedef vector_map::Handle&lt;&quot;; [$Core.A3]; &quot;, &quot;; [$Core.A3]; &quot;Array&gt; _Handle&quot;; [$Core.A3]; &quot;;&quot;)" office:value-type="string" office:string-value="typedef vector_map::Handle&lt;Vector, VectorArray&gt; _HandleVector;" calcext:value-type="string">
            <text:p>typedef vector_map::Handle&lt;Vector, VectorArray&gt; _HandleVector;</text:p>
          </table:table-cell>
        </table:table-row>
        <table:table-row table:style-name="ro1">
          <table:table-cell table:formula="of:=COM.MICROSOFT.CONCAT(&quot;typedef vector_map::Handle&lt;&quot;; [$Core.A4]; &quot;, &quot;; [$Core.A4]; &quot;Array&gt; _Handle&quot;; [$Core.A4]; &quot;;&quot;)" office:value-type="string" office:string-value="typedef vector_map::Handle&lt;Line, LineArray&gt; _HandleLine;" calcext:value-type="string">
            <text:p>typedef vector_map::Handle&lt;Line, LineArray&gt; _HandleLine;</text:p>
          </table:table-cell>
        </table:table-row>
        <table:table-row table:style-name="ro1">
          <table:table-cell table:formula="of:=COM.MICROSOFT.CONCAT(&quot;typedef vector_map::Handle&lt;&quot;; [$Core.A5]; &quot;, &quot;; [$Core.A5]; &quot;Array&gt; _Handle&quot;; [$Core.A5]; &quot;;&quot;)" office:value-type="string" office:string-value="typedef vector_map::Handle&lt;Area, AreaArray&gt; _HandleArea;" calcext:value-type="string">
            <text:p>typedef vector_map::Handle&lt;Area, AreaArray&gt; _HandleArea;</text:p>
          </table:table-cell>
        </table:table-row>
        <table:table-row table:style-name="ro1">
          <table:table-cell table:formula="of:=COM.MICROSOFT.CONCAT(&quot;typedef vector_map::Handle&lt;&quot;; [$Core.A6]; &quot;, &quot;; [$Core.A6]; &quot;Array&gt; _Handle&quot;; [$Core.A6]; &quot;;&quot;)" office:value-type="string" office:string-value="typedef vector_map::Handle&lt;Pole, PoleArray&gt; _HandlePole;" calcext:value-type="string">
            <text:p>typedef vector_map::Handle&lt;Pole, PoleArray&gt; _HandlePole;</text:p>
          </table:table-cell>
        </table:table-row>
        <table:table-row table:style-name="ro1">
          <table:table-cell table:formula="of:=COM.MICROSOFT.CONCAT(&quot;typedef vector_map::Handle&lt;&quot;; [$Core.A7]; &quot;, &quot;; [$Core.A7]; &quot;Array&gt; _Handle&quot;; [$Core.A7]; &quot;;&quot;)" office:value-type="string" office:string-value="typedef vector_map::Handle&lt;Box, BoxArray&gt; _HandleBox;" calcext:value-type="string">
            <text:p>typedef vector_map::Handle&lt;Box, BoxArray&gt; _HandleBox;</text:p>
          </table:table-cell>
        </table:table-row>
        <table:table-row table:style-name="ro1">
          <table:table-cell table:formula="of:=COM.MICROSOFT.CONCAT(&quot;typedef vector_map::Handle&lt;&quot;; [$Core.A8]; &quot;, &quot;; [$Core.A8]; &quot;Array&gt; _Handle&quot;; [$Core.A8]; &quot;;&quot;)" office:value-type="string" office:string-value="typedef vector_map::Handle&lt;DTLane, DTLaneArray&gt; _HandleDTLane;" calcext:value-type="string">
            <text:p>typedef vector_map::Handle&lt;DTLane, DTLaneArray&gt; _HandleDTLane;</text:p>
          </table:table-cell>
        </table:table-row>
        <table:table-row table:style-name="ro1">
          <table:table-cell table:formula="of:=COM.MICROSOFT.CONCAT(&quot;typedef vector_map::Handle&lt;&quot;; [$Core.A9]; &quot;, &quot;; [$Core.A9]; &quot;Array&gt; _Handle&quot;; [$Core.A9]; &quot;;&quot;)" office:value-type="string" office:string-value="typedef vector_map::Handle&lt;Node, NodeArray&gt; _HandleNode;" calcext:value-type="string">
            <text:p>typedef vector_map::Handle&lt;Node, NodeArray&gt; _HandleNode;</text:p>
          </table:table-cell>
        </table:table-row>
        <table:table-row table:style-name="ro1">
          <table:table-cell table:formula="of:=COM.MICROSOFT.CONCAT(&quot;typedef vector_map::Handle&lt;&quot;; [$Core.A10]; &quot;, &quot;; [$Core.A10]; &quot;Array&gt; _Handle&quot;; [$Core.A10]; &quot;;&quot;)" office:value-type="string" office:string-value="typedef vector_map::Handle&lt;Lane, LaneArray&gt; _HandleLane;" calcext:value-type="string">
            <text:p>typedef vector_map::Handle&lt;Lane, LaneArray&gt; _HandleLane;</text:p>
          </table:table-cell>
        </table:table-row>
        <table:table-row table:style-name="ro1">
          <table:table-cell table:formula="of:=COM.MICROSOFT.CONCAT(&quot;typedef vector_map::Handle&lt;&quot;; [$Core.A11]; &quot;, &quot;; [$Core.A11]; &quot;Array&gt; _Handle&quot;; [$Core.A11]; &quot;;&quot;)" office:value-type="string" office:string-value="typedef vector_map::Handle&lt;WayArea, WayAreaArray&gt; _HandleWayArea;" calcext:value-type="string">
            <text:p>typedef vector_map::Handle&lt;WayArea, WayAreaArray&gt; _HandleWayArea;</text:p>
          </table:table-cell>
        </table:table-row>
        <table:table-row table:style-name="ro1">
          <table:table-cell table:formula="of:=COM.MICROSOFT.CONCAT(&quot;typedef vector_map::Handle&lt;&quot;; [$Core.A12]; &quot;, &quot;; [$Core.A12]; &quot;Array&gt; _Handle&quot;; [$Core.A12]; &quot;;&quot;)" office:value-type="string" office:string-value="typedef vector_map::Handle&lt;RoadEdge, RoadEdgeArray&gt; _HandleRoadEdge;" calcext:value-type="string">
            <text:p>typedef vector_map::Handle&lt;RoadEdge, RoadEdgeArray&gt; _HandleRoadEdge;</text:p>
          </table:table-cell>
        </table:table-row>
        <table:table-row table:style-name="ro1">
          <table:table-cell table:formula="of:=COM.MICROSOFT.CONCAT(&quot;typedef vector_map::Handle&lt;&quot;; [$Core.A13]; &quot;, &quot;; [$Core.A13]; &quot;Array&gt; _Handle&quot;; [$Core.A13]; &quot;;&quot;)" office:value-type="string" office:string-value="typedef vector_map::Handle&lt;Gutter, GutterArray&gt; _HandleGutter;" calcext:value-type="string">
            <text:p>typedef vector_map::Handle&lt;Gutter, GutterArray&gt; _HandleGutter;</text:p>
          </table:table-cell>
        </table:table-row>
        <table:table-row table:style-name="ro1">
          <table:table-cell table:formula="of:=COM.MICROSOFT.CONCAT(&quot;typedef vector_map::Handle&lt;&quot;; [$Core.A14]; &quot;, &quot;; [$Core.A14]; &quot;Array&gt; _Handle&quot;; [$Core.A14]; &quot;;&quot;)" office:value-type="string" office:string-value="typedef vector_map::Handle&lt;Curb, CurbArray&gt; _HandleCurb;" calcext:value-type="string">
            <text:p>typedef vector_map::Handle&lt;Curb, CurbArray&gt; _HandleCurb;</text:p>
          </table:table-cell>
        </table:table-row>
        <table:table-row table:style-name="ro1">
          <table:table-cell table:formula="of:=COM.MICROSOFT.CONCAT(&quot;typedef vector_map::Handle&lt;&quot;; [$Core.A15]; &quot;, &quot;; [$Core.A15]; &quot;Array&gt; _Handle&quot;; [$Core.A15]; &quot;;&quot;)" office:value-type="string" office:string-value="typedef vector_map::Handle&lt;WhiteLine, WhiteLineArray&gt; _HandleWhiteLine;" calcext:value-type="string">
            <text:p>typedef vector_map::Handle&lt;WhiteLine, WhiteLineArray&gt; _HandleWhiteLine;</text:p>
          </table:table-cell>
        </table:table-row>
        <table:table-row table:style-name="ro1">
          <table:table-cell table:formula="of:=COM.MICROSOFT.CONCAT(&quot;typedef vector_map::Handle&lt;&quot;; [$Core.A16]; &quot;, &quot;; [$Core.A16]; &quot;Array&gt; _Handle&quot;; [$Core.A16]; &quot;;&quot;)" office:value-type="string" office:string-value="typedef vector_map::Handle&lt;StopLine, StopLineArray&gt; _HandleStopLine;" calcext:value-type="string">
            <text:p>typedef vector_map::Handle&lt;StopLine, StopLineArray&gt; _HandleStopLine;</text:p>
          </table:table-cell>
        </table:table-row>
        <table:table-row table:style-name="ro1">
          <table:table-cell table:formula="of:=COM.MICROSOFT.CONCAT(&quot;typedef vector_map::Handle&lt;&quot;; [$Core.A17]; &quot;, &quot;; [$Core.A17]; &quot;Array&gt; _Handle&quot;; [$Core.A17]; &quot;;&quot;)" office:value-type="string" office:string-value="typedef vector_map::Handle&lt;ZebraZone, ZebraZoneArray&gt; _HandleZebraZone;" calcext:value-type="string">
            <text:p>typedef vector_map::Handle&lt;ZebraZone, ZebraZoneArray&gt; _HandleZebraZone;</text:p>
          </table:table-cell>
        </table:table-row>
        <table:table-row table:style-name="ro1">
          <table:table-cell table:formula="of:=COM.MICROSOFT.CONCAT(&quot;typedef vector_map::Handle&lt;&quot;; [$Core.A18]; &quot;, &quot;; [$Core.A18]; &quot;Array&gt; _Handle&quot;; [$Core.A18]; &quot;;&quot;)" office:value-type="string" office:string-value="typedef vector_map::Handle&lt;CrossWalk, CrossWalkArray&gt; _HandleCrossWalk;" calcext:value-type="string">
            <text:p>typedef vector_map::Handle&lt;CrossWalk, CrossWalkArray&gt; _HandleCrossWalk;</text:p>
          </table:table-cell>
        </table:table-row>
        <table:table-row table:style-name="ro1">
          <table:table-cell table:formula="of:=COM.MICROSOFT.CONCAT(&quot;typedef vector_map::Handle&lt;&quot;; [$Core.A19]; &quot;, &quot;; [$Core.A19]; &quot;Array&gt; _Handle&quot;; [$Core.A19]; &quot;;&quot;)" office:value-type="string" office:string-value="typedef vector_map::Handle&lt;RoadMark, RoadMarkArray&gt; _HandleRoadMark;" calcext:value-type="string">
            <text:p>typedef vector_map::Handle&lt;RoadMark, RoadMarkArray&gt; _HandleRoadMark;</text:p>
          </table:table-cell>
        </table:table-row>
        <table:table-row table:style-name="ro1">
          <table:table-cell table:formula="of:=COM.MICROSOFT.CONCAT(&quot;typedef vector_map::Handle&lt;&quot;; [$Core.A20]; &quot;, &quot;; [$Core.A20]; &quot;Array&gt; _Handle&quot;; [$Core.A20]; &quot;;&quot;)" office:value-type="string" office:string-value="typedef vector_map::Handle&lt;RoadPole, RoadPoleArray&gt; _HandleRoadPole;" calcext:value-type="string">
            <text:p>typedef vector_map::Handle&lt;RoadPole, RoadPoleArray&gt; _HandleRoadPole;</text:p>
          </table:table-cell>
        </table:table-row>
        <table:table-row table:style-name="ro1">
          <table:table-cell table:formula="of:=COM.MICROSOFT.CONCAT(&quot;typedef vector_map::Handle&lt;&quot;; [$Core.A21]; &quot;, &quot;; [$Core.A21]; &quot;Array&gt; _Handle&quot;; [$Core.A21]; &quot;;&quot;)" office:value-type="string" office:string-value="typedef vector_map::Handle&lt;RoadSign, RoadSignArray&gt; _HandleRoadSign;" calcext:value-type="string">
            <text:p>typedef vector_map::Handle&lt;RoadSign, RoadSignArray&gt; _HandleRoadSign;</text:p>
          </table:table-cell>
        </table:table-row>
        <table:table-row table:style-name="ro1">
          <table:table-cell table:formula="of:=COM.MICROSOFT.CONCAT(&quot;typedef vector_map::Handle&lt;&quot;; [$Core.A22]; &quot;, &quot;; [$Core.A22]; &quot;Array&gt; _Handle&quot;; [$Core.A22]; &quot;;&quot;)" office:value-type="string" office:string-value="typedef vector_map::Handle&lt;Signal, SignalArray&gt; _HandleSignal;" calcext:value-type="string">
            <text:p>typedef vector_map::Handle&lt;Signal, SignalArray&gt; _HandleSignal;</text:p>
          </table:table-cell>
        </table:table-row>
        <table:table-row table:style-name="ro1">
          <table:table-cell table:formula="of:=COM.MICROSOFT.CONCAT(&quot;typedef vector_map::Handle&lt;&quot;; [$Core.A23]; &quot;, &quot;; [$Core.A23]; &quot;Array&gt; _Handle&quot;; [$Core.A23]; &quot;;&quot;)" office:value-type="string" office:string-value="typedef vector_map::Handle&lt;StreetLight, StreetLightArray&gt; _HandleStreetLight;" calcext:value-type="string">
            <text:p>typedef vector_map::Handle&lt;StreetLight, StreetLightArray&gt; _HandleStreetLight;</text:p>
          </table:table-cell>
        </table:table-row>
        <table:table-row table:style-name="ro1">
          <table:table-cell table:formula="of:=COM.MICROSOFT.CONCAT(&quot;typedef vector_map::Handle&lt;&quot;; [$Core.A24]; &quot;, &quot;; [$Core.A24]; &quot;Array&gt; _Handle&quot;; [$Core.A24]; &quot;;&quot;)" office:value-type="string" office:string-value="typedef vector_map::Handle&lt;UtilityPole, UtilityPoleArray&gt; _HandleUtilityPole;" calcext:value-type="string">
            <text:p>typedef vector_map::Handle&lt;UtilityPole, UtilityPoleArray&gt; _HandleUtilityPole;</text:p>
          </table:table-cell>
        </table:table-row>
        <table:table-row table:style-name="ro1">
          <table:table-cell table:formula="of:=COM.MICROSOFT.CONCAT(&quot;typedef vector_map::Handle&lt;&quot;; [$Core.A25]; &quot;, &quot;; [$Core.A25]; &quot;Array&gt; _Handle&quot;; [$Core.A25]; &quot;;&quot;)" office:value-type="string" office:string-value="typedef vector_map::Handle&lt;GuardRail, GuardRailArray&gt; _HandleGuardRail;" calcext:value-type="string">
            <text:p>typedef vector_map::Handle&lt;GuardRail, GuardRailArray&gt; _HandleGuardRail;</text:p>
          </table:table-cell>
        </table:table-row>
        <table:table-row table:style-name="ro1">
          <table:table-cell table:formula="of:=COM.MICROSOFT.CONCAT(&quot;typedef vector_map::Handle&lt;&quot;; [$Core.A26]; &quot;, &quot;; [$Core.A26]; &quot;Array&gt; _Handle&quot;; [$Core.A26]; &quot;;&quot;)" office:value-type="string" office:string-value="typedef vector_map::Handle&lt;SideWalk, SideWalkArray&gt; _HandleSideWalk;" calcext:value-type="string">
            <text:p>typedef vector_map::Handle&lt;SideWalk, SideWalkArray&gt; _HandleSideWalk;</text:p>
          </table:table-cell>
        </table:table-row>
        <table:table-row table:style-name="ro1">
          <table:table-cell table:formula="of:=COM.MICROSOFT.CONCAT(&quot;typedef vector_map::Handle&lt;&quot;; [$Core.A27]; &quot;, &quot;; [$Core.A27]; &quot;Array&gt; _Handle&quot;; [$Core.A27]; &quot;;&quot;)" office:value-type="string" office:string-value="typedef vector_map::Handle&lt;DriveOnPortion, DriveOnPortionArray&gt; _HandleDriveOnPortion;" calcext:value-type="string">
            <text:p>typedef vector_map::Handle&lt;DriveOnPortion, DriveOnPortionArray&gt; _HandleDriveOnPortion;</text:p>
          </table:table-cell>
        </table:table-row>
        <table:table-row table:style-name="ro1">
          <table:table-cell table:formula="of:=COM.MICROSOFT.CONCAT(&quot;typedef vector_map::Handle&lt;&quot;; [$Core.A28]; &quot;, &quot;; [$Core.A28]; &quot;Array&gt; _Handle&quot;; [$Core.A28]; &quot;;&quot;)" office:value-type="string" office:string-value="typedef vector_map::Handle&lt;CrossRoad, CrossRoadArray&gt; _HandleCrossRoad;" calcext:value-type="string">
            <text:p>typedef vector_map::Handle&lt;CrossRoad, CrossRoadArray&gt; _HandleCrossRoad;</text:p>
          </table:table-cell>
        </table:table-row>
        <table:table-row table:style-name="ro1">
          <table:table-cell table:formula="of:=COM.MICROSOFT.CONCAT(&quot;typedef vector_map::Handle&lt;&quot;; [$Core.A29]; &quot;, &quot;; [$Core.A29]; &quot;Array&gt; _Handle&quot;; [$Core.A29]; &quot;;&quot;)" office:value-type="string" office:string-value="typedef vector_map::Handle&lt;SideStrip, SideStripArray&gt; _HandleSideStrip;" calcext:value-type="string">
            <text:p>typedef vector_map::Handle&lt;SideStrip, SideStripArray&gt; _HandleSideStrip;</text:p>
          </table:table-cell>
        </table:table-row>
        <table:table-row table:style-name="ro1">
          <table:table-cell table:formula="of:=COM.MICROSOFT.CONCAT(&quot;typedef vector_map::Handle&lt;&quot;; [$Core.A30]; &quot;, &quot;; [$Core.A30]; &quot;Array&gt; _Handle&quot;; [$Core.A30]; &quot;;&quot;)" office:value-type="string" office:string-value="typedef vector_map::Handle&lt;CurveMirror, CurveMirrorArray&gt; _HandleCurveMirror;" calcext:value-type="string">
            <text:p>typedef vector_map::Handle&lt;CurveMirror, CurveMirrorArray&gt; _HandleCurveMirror;</text:p>
          </table:table-cell>
        </table:table-row>
        <table:table-row table:style-name="ro1">
          <table:table-cell table:formula="of:=COM.MICROSOFT.CONCAT(&quot;typedef vector_map::Handle&lt;&quot;; [$Core.A31]; &quot;, &quot;; [$Core.A31]; &quot;Array&gt; _Handle&quot;; [$Core.A31]; &quot;;&quot;)" office:value-type="string" office:string-value="typedef vector_map::Handle&lt;Wall, WallArray&gt; _HandleWall;" calcext:value-type="string">
            <text:p>typedef vector_map::Handle&lt;Wall, WallArray&gt; _HandleWall;</text:p>
          </table:table-cell>
        </table:table-row>
        <table:table-row table:style-name="ro1">
          <table:table-cell table:formula="of:=COM.MICROSOFT.CONCAT(&quot;typedef vector_map::Handle&lt;&quot;; [$Core.A32]; &quot;, &quot;; [$Core.A32]; &quot;Array&gt; _Handle&quot;; [$Core.A32]; &quot;;&quot;)" office:value-type="string" office:string-value="typedef vector_map::Handle&lt;Fence, FenceArray&gt; _HandleFence;" calcext:value-type="string">
            <text:p>typedef vector_map::Handle&lt;Fence, FenceArray&gt; _HandleFence;</text:p>
          </table:table-cell>
        </table:table-row>
        <table:table-row table:style-name="ro1">
          <table:table-cell table:formula="of:=COM.MICROSOFT.CONCAT(&quot;typedef vector_map::Handle&lt;&quot;; [$Core.A33]; &quot;, &quot;; [$Core.A33]; &quot;Array&gt; _Handle&quot;; [$Core.A33]; &quot;;&quot;)" office:value-type="string" office:string-value="typedef vector_map::Handle&lt;RailCrossing, RailCrossingArray&gt; _HandleRailCrossing;" calcext:value-type="string">
            <text:p>typedef vector_map::Handle&lt;RailCrossing, RailCrossingArray&gt; _HandleRailCrossing;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 table:formula="of:=COM.MICROSOFT.CONCAT(&quot;ACCESS_PRIVATE_FIELD(vector_map::VectorMap, _Handle&quot;; [$Core.A2]; &quot;, &quot;; [$Core.B2]; &quot;);&quot;)" office:value-type="string" office:string-value="ACCESS_PRIVATE_FIELD(vector_map::VectorMap, _HandlePoint, point_);" calcext:value-type="string">
            <text:p>ACCESS_PRIVATE_FIELD(vector_map::VectorMap, _HandlePoint, point_);</text:p>
          </table:table-cell>
        </table:table-row>
        <table:table-row table:style-name="ro1">
          <table:table-cell table:formula="of:=COM.MICROSOFT.CONCAT(&quot;ACCESS_PRIVATE_FIELD(vector_map::VectorMap, _Handle&quot;; [$Core.A3]; &quot;, &quot;; [$Core.B3]; &quot;);&quot;)" office:value-type="string" office:string-value="ACCESS_PRIVATE_FIELD(vector_map::VectorMap, _HandleVector, vector_);" calcext:value-type="string">
            <text:p>ACCESS_PRIVATE_FIELD(vector_map::VectorMap, _HandleVector, vector_);</text:p>
          </table:table-cell>
        </table:table-row>
        <table:table-row table:style-name="ro1">
          <table:table-cell table:formula="of:=COM.MICROSOFT.CONCAT(&quot;ACCESS_PRIVATE_FIELD(vector_map::VectorMap, _Handle&quot;; [$Core.A4]; &quot;, &quot;; [$Core.B4]; &quot;);&quot;)" office:value-type="string" office:string-value="ACCESS_PRIVATE_FIELD(vector_map::VectorMap, _HandleLine, line_);" calcext:value-type="string">
            <text:p>ACCESS_PRIVATE_FIELD(vector_map::VectorMap, _HandleLine, line_);</text:p>
          </table:table-cell>
        </table:table-row>
        <table:table-row table:style-name="ro1">
          <table:table-cell table:formula="of:=COM.MICROSOFT.CONCAT(&quot;ACCESS_PRIVATE_FIELD(vector_map::VectorMap, _Handle&quot;; [$Core.A5]; &quot;, &quot;; [$Core.B5]; &quot;);&quot;)" office:value-type="string" office:string-value="ACCESS_PRIVATE_FIELD(vector_map::VectorMap, _HandleArea, area_);" calcext:value-type="string">
            <text:p>ACCESS_PRIVATE_FIELD(vector_map::VectorMap, _HandleArea, area_);</text:p>
          </table:table-cell>
        </table:table-row>
        <table:table-row table:style-name="ro1">
          <table:table-cell table:formula="of:=COM.MICROSOFT.CONCAT(&quot;ACCESS_PRIVATE_FIELD(vector_map::VectorMap, _Handle&quot;; [$Core.A6]; &quot;, &quot;; [$Core.B6]; &quot;);&quot;)" office:value-type="string" office:string-value="ACCESS_PRIVATE_FIELD(vector_map::VectorMap, _HandlePole, pole_);" calcext:value-type="string">
            <text:p>ACCESS_PRIVATE_FIELD(vector_map::VectorMap, _HandlePole, pole_);</text:p>
          </table:table-cell>
        </table:table-row>
        <table:table-row table:style-name="ro1">
          <table:table-cell table:formula="of:=COM.MICROSOFT.CONCAT(&quot;ACCESS_PRIVATE_FIELD(vector_map::VectorMap, _Handle&quot;; [$Core.A7]; &quot;, &quot;; [$Core.B7]; &quot;);&quot;)" office:value-type="string" office:string-value="ACCESS_PRIVATE_FIELD(vector_map::VectorMap, _HandleBox, box_);" calcext:value-type="string">
            <text:p>ACCESS_PRIVATE_FIELD(vector_map::VectorMap, _HandleBox, box_);</text:p>
          </table:table-cell>
        </table:table-row>
        <table:table-row table:style-name="ro1">
          <table:table-cell table:formula="of:=COM.MICROSOFT.CONCAT(&quot;ACCESS_PRIVATE_FIELD(vector_map::VectorMap, _Handle&quot;; [$Core.A8]; &quot;, &quot;; [$Core.B8]; &quot;);&quot;)" office:value-type="string" office:string-value="ACCESS_PRIVATE_FIELD(vector_map::VectorMap, _HandleDTLane, dtlane_);" calcext:value-type="string">
            <text:p>ACCESS_PRIVATE_FIELD(vector_map::VectorMap, _HandleDTLane, dtlane_);</text:p>
          </table:table-cell>
        </table:table-row>
        <table:table-row table:style-name="ro1">
          <table:table-cell table:formula="of:=COM.MICROSOFT.CONCAT(&quot;ACCESS_PRIVATE_FIELD(vector_map::VectorMap, _Handle&quot;; [$Core.A9]; &quot;, &quot;; [$Core.B9]; &quot;);&quot;)" office:value-type="string" office:string-value="ACCESS_PRIVATE_FIELD(vector_map::VectorMap, _HandleNode, node_);" calcext:value-type="string">
            <text:p>ACCESS_PRIVATE_FIELD(vector_map::VectorMap, _HandleNode, node_);</text:p>
          </table:table-cell>
        </table:table-row>
        <table:table-row table:style-name="ro1">
          <table:table-cell table:formula="of:=COM.MICROSOFT.CONCAT(&quot;ACCESS_PRIVATE_FIELD(vector_map::VectorMap, _Handle&quot;; [$Core.A10]; &quot;, &quot;; [$Core.B10]; &quot;);&quot;)" office:value-type="string" office:string-value="ACCESS_PRIVATE_FIELD(vector_map::VectorMap, _HandleLane, lane_);" calcext:value-type="string">
            <text:p>ACCESS_PRIVATE_FIELD(vector_map::VectorMap, _HandleLane, lane_);</text:p>
          </table:table-cell>
        </table:table-row>
        <table:table-row table:style-name="ro1">
          <table:table-cell table:formula="of:=COM.MICROSOFT.CONCAT(&quot;ACCESS_PRIVATE_FIELD(vector_map::VectorMap, _Handle&quot;; [$Core.A11]; &quot;, &quot;; [$Core.B11]; &quot;);&quot;)" office:value-type="string" office:string-value="ACCESS_PRIVATE_FIELD(vector_map::VectorMap, _HandleWayArea, way_area_);" calcext:value-type="string">
            <text:p>ACCESS_PRIVATE_FIELD(vector_map::VectorMap, _HandleWayArea, way_area_);</text:p>
          </table:table-cell>
        </table:table-row>
        <table:table-row table:style-name="ro1">
          <table:table-cell table:formula="of:=COM.MICROSOFT.CONCAT(&quot;ACCESS_PRIVATE_FIELD(vector_map::VectorMap, _Handle&quot;; [$Core.A12]; &quot;, &quot;; [$Core.B12]; &quot;);&quot;)" office:value-type="string" office:string-value="ACCESS_PRIVATE_FIELD(vector_map::VectorMap, _HandleRoadEdge, road_edge_);" calcext:value-type="string">
            <text:p>ACCESS_PRIVATE_FIELD(vector_map::VectorMap, _HandleRoadEdge, road_edge_);</text:p>
          </table:table-cell>
        </table:table-row>
        <table:table-row table:style-name="ro1">
          <table:table-cell table:formula="of:=COM.MICROSOFT.CONCAT(&quot;ACCESS_PRIVATE_FIELD(vector_map::VectorMap, _Handle&quot;; [$Core.A13]; &quot;, &quot;; [$Core.B13]; &quot;);&quot;)" office:value-type="string" office:string-value="ACCESS_PRIVATE_FIELD(vector_map::VectorMap, _HandleGutter, gutter_);" calcext:value-type="string">
            <text:p>ACCESS_PRIVATE_FIELD(vector_map::VectorMap, _HandleGutter, gutter_);</text:p>
          </table:table-cell>
        </table:table-row>
        <table:table-row table:style-name="ro1">
          <table:table-cell table:formula="of:=COM.MICROSOFT.CONCAT(&quot;ACCESS_PRIVATE_FIELD(vector_map::VectorMap, _Handle&quot;; [$Core.A14]; &quot;, &quot;; [$Core.B14]; &quot;);&quot;)" office:value-type="string" office:string-value="ACCESS_PRIVATE_FIELD(vector_map::VectorMap, _HandleCurb, curb_);" calcext:value-type="string">
            <text:p>ACCESS_PRIVATE_FIELD(vector_map::VectorMap, _HandleCurb, curb_);</text:p>
          </table:table-cell>
        </table:table-row>
        <table:table-row table:style-name="ro1">
          <table:table-cell table:formula="of:=COM.MICROSOFT.CONCAT(&quot;ACCESS_PRIVATE_FIELD(vector_map::VectorMap, _Handle&quot;; [$Core.A15]; &quot;, &quot;; [$Core.B15]; &quot;);&quot;)" office:value-type="string" office:string-value="ACCESS_PRIVATE_FIELD(vector_map::VectorMap, _HandleWhiteLine, white_line_);" calcext:value-type="string">
            <text:p>ACCESS_PRIVATE_FIELD(vector_map::VectorMap, _HandleWhiteLine, white_line_);</text:p>
          </table:table-cell>
        </table:table-row>
        <table:table-row table:style-name="ro1">
          <table:table-cell table:formula="of:=COM.MICROSOFT.CONCAT(&quot;ACCESS_PRIVATE_FIELD(vector_map::VectorMap, _Handle&quot;; [$Core.A16]; &quot;, &quot;; [$Core.B16]; &quot;);&quot;)" office:value-type="string" office:string-value="ACCESS_PRIVATE_FIELD(vector_map::VectorMap, _HandleStopLine, stop_line_);" calcext:value-type="string">
            <text:p>ACCESS_PRIVATE_FIELD(vector_map::VectorMap, _HandleStopLine, stop_line_);</text:p>
          </table:table-cell>
        </table:table-row>
        <table:table-row table:style-name="ro1">
          <table:table-cell table:formula="of:=COM.MICROSOFT.CONCAT(&quot;ACCESS_PRIVATE_FIELD(vector_map::VectorMap, _Handle&quot;; [$Core.A17]; &quot;, &quot;; [$Core.B17]; &quot;);&quot;)" office:value-type="string" office:string-value="ACCESS_PRIVATE_FIELD(vector_map::VectorMap, _HandleZebraZone, zebra_zone_);" calcext:value-type="string">
            <text:p>ACCESS_PRIVATE_FIELD(vector_map::VectorMap, _HandleZebraZone, zebra_zone_);</text:p>
          </table:table-cell>
        </table:table-row>
        <table:table-row table:style-name="ro1">
          <table:table-cell table:formula="of:=COM.MICROSOFT.CONCAT(&quot;ACCESS_PRIVATE_FIELD(vector_map::VectorMap, _Handle&quot;; [$Core.A18]; &quot;, &quot;; [$Core.B18]; &quot;);&quot;)" office:value-type="string" office:string-value="ACCESS_PRIVATE_FIELD(vector_map::VectorMap, _HandleCrossWalk, cross_walk_);" calcext:value-type="string">
            <text:p>ACCESS_PRIVATE_FIELD(vector_map::VectorMap, _HandleCrossWalk, cross_walk_);</text:p>
          </table:table-cell>
        </table:table-row>
        <table:table-row table:style-name="ro1">
          <table:table-cell table:formula="of:=COM.MICROSOFT.CONCAT(&quot;ACCESS_PRIVATE_FIELD(vector_map::VectorMap, _Handle&quot;; [$Core.A19]; &quot;, &quot;; [$Core.B19]; &quot;);&quot;)" office:value-type="string" office:string-value="ACCESS_PRIVATE_FIELD(vector_map::VectorMap, _HandleRoadMark, road_mark_);" calcext:value-type="string">
            <text:p>ACCESS_PRIVATE_FIELD(vector_map::VectorMap, _HandleRoadMark, road_mark_);</text:p>
          </table:table-cell>
        </table:table-row>
        <table:table-row table:style-name="ro1">
          <table:table-cell table:formula="of:=COM.MICROSOFT.CONCAT(&quot;ACCESS_PRIVATE_FIELD(vector_map::VectorMap, _Handle&quot;; [$Core.A20]; &quot;, &quot;; [$Core.B20]; &quot;);&quot;)" office:value-type="string" office:string-value="ACCESS_PRIVATE_FIELD(vector_map::VectorMap, _HandleRoadPole, road_pole_);" calcext:value-type="string">
            <text:p>ACCESS_PRIVATE_FIELD(vector_map::VectorMap, _HandleRoadPole, road_pole_);</text:p>
          </table:table-cell>
        </table:table-row>
        <table:table-row table:style-name="ro1">
          <table:table-cell table:formula="of:=COM.MICROSOFT.CONCAT(&quot;ACCESS_PRIVATE_FIELD(vector_map::VectorMap, _Handle&quot;; [$Core.A21]; &quot;, &quot;; [$Core.B21]; &quot;);&quot;)" office:value-type="string" office:string-value="ACCESS_PRIVATE_FIELD(vector_map::VectorMap, _HandleRoadSign, road_sign_);" calcext:value-type="string">
            <text:p>ACCESS_PRIVATE_FIELD(vector_map::VectorMap, _HandleRoadSign, road_sign_);</text:p>
          </table:table-cell>
        </table:table-row>
        <table:table-row table:style-name="ro1">
          <table:table-cell table:formula="of:=COM.MICROSOFT.CONCAT(&quot;ACCESS_PRIVATE_FIELD(vector_map::VectorMap, _Handle&quot;; [$Core.A22]; &quot;, &quot;; [$Core.B22]; &quot;);&quot;)" office:value-type="string" office:string-value="ACCESS_PRIVATE_FIELD(vector_map::VectorMap, _HandleSignal, signal_);" calcext:value-type="string">
            <text:p>ACCESS_PRIVATE_FIELD(vector_map::VectorMap, _HandleSignal, signal_);</text:p>
          </table:table-cell>
        </table:table-row>
        <table:table-row table:style-name="ro1">
          <table:table-cell table:formula="of:=COM.MICROSOFT.CONCAT(&quot;ACCESS_PRIVATE_FIELD(vector_map::VectorMap, _Handle&quot;; [$Core.A23]; &quot;, &quot;; [$Core.B23]; &quot;);&quot;)" office:value-type="string" office:string-value="ACCESS_PRIVATE_FIELD(vector_map::VectorMap, _HandleStreetLight, street_light_);" calcext:value-type="string">
            <text:p>ACCESS_PRIVATE_FIELD(vector_map::VectorMap, _HandleStreetLight, street_light_);</text:p>
          </table:table-cell>
        </table:table-row>
        <table:table-row table:style-name="ro1">
          <table:table-cell table:formula="of:=COM.MICROSOFT.CONCAT(&quot;ACCESS_PRIVATE_FIELD(vector_map::VectorMap, _Handle&quot;; [$Core.A24]; &quot;, &quot;; [$Core.B24]; &quot;);&quot;)" office:value-type="string" office:string-value="ACCESS_PRIVATE_FIELD(vector_map::VectorMap, _HandleUtilityPole, utility_pole_);" calcext:value-type="string">
            <text:p>ACCESS_PRIVATE_FIELD(vector_map::VectorMap, _HandleUtilityPole, utility_pole_);</text:p>
          </table:table-cell>
        </table:table-row>
        <table:table-row table:style-name="ro1">
          <table:table-cell table:formula="of:=COM.MICROSOFT.CONCAT(&quot;ACCESS_PRIVATE_FIELD(vector_map::VectorMap, _Handle&quot;; [$Core.A25]; &quot;, &quot;; [$Core.B25]; &quot;);&quot;)" office:value-type="string" office:string-value="ACCESS_PRIVATE_FIELD(vector_map::VectorMap, _HandleGuardRail, guard_rail_);" calcext:value-type="string">
            <text:p>ACCESS_PRIVATE_FIELD(vector_map::VectorMap, _HandleGuardRail, guard_rail_);</text:p>
          </table:table-cell>
        </table:table-row>
        <table:table-row table:style-name="ro1">
          <table:table-cell table:formula="of:=COM.MICROSOFT.CONCAT(&quot;ACCESS_PRIVATE_FIELD(vector_map::VectorMap, _Handle&quot;; [$Core.A26]; &quot;, &quot;; [$Core.B26]; &quot;);&quot;)" office:value-type="string" office:string-value="ACCESS_PRIVATE_FIELD(vector_map::VectorMap, _HandleSideWalk, side_walk_);" calcext:value-type="string">
            <text:p>ACCESS_PRIVATE_FIELD(vector_map::VectorMap, _HandleSideWalk, side_walk_);</text:p>
          </table:table-cell>
        </table:table-row>
        <table:table-row table:style-name="ro1">
          <table:table-cell table:formula="of:=COM.MICROSOFT.CONCAT(&quot;ACCESS_PRIVATE_FIELD(vector_map::VectorMap, _Handle&quot;; [$Core.A27]; &quot;, &quot;; [$Core.B27]; &quot;);&quot;)" office:value-type="string" office:string-value="ACCESS_PRIVATE_FIELD(vector_map::VectorMap, _HandleDriveOnPortion, drive_on_portion_);" calcext:value-type="string">
            <text:p>ACCESS_PRIVATE_FIELD(vector_map::VectorMap, _HandleDriveOnPortion, drive_on_portion_);</text:p>
          </table:table-cell>
        </table:table-row>
        <table:table-row table:style-name="ro1">
          <table:table-cell table:formula="of:=COM.MICROSOFT.CONCAT(&quot;ACCESS_PRIVATE_FIELD(vector_map::VectorMap, _Handle&quot;; [$Core.A28]; &quot;, &quot;; [$Core.B28]; &quot;);&quot;)" office:value-type="string" office:string-value="ACCESS_PRIVATE_FIELD(vector_map::VectorMap, _HandleCrossRoad, cross_road_);" calcext:value-type="string">
            <text:p>ACCESS_PRIVATE_FIELD(vector_map::VectorMap, _HandleCrossRoad, cross_road_);</text:p>
          </table:table-cell>
        </table:table-row>
        <table:table-row table:style-name="ro1">
          <table:table-cell table:formula="of:=COM.MICROSOFT.CONCAT(&quot;ACCESS_PRIVATE_FIELD(vector_map::VectorMap, _Handle&quot;; [$Core.A29]; &quot;, &quot;; [$Core.B29]; &quot;);&quot;)" office:value-type="string" office:string-value="ACCESS_PRIVATE_FIELD(vector_map::VectorMap, _HandleSideStrip, side_strip_);" calcext:value-type="string">
            <text:p>ACCESS_PRIVATE_FIELD(vector_map::VectorMap, _HandleSideStrip, side_strip_);</text:p>
          </table:table-cell>
        </table:table-row>
        <table:table-row table:style-name="ro1">
          <table:table-cell table:formula="of:=COM.MICROSOFT.CONCAT(&quot;ACCESS_PRIVATE_FIELD(vector_map::VectorMap, _Handle&quot;; [$Core.A30]; &quot;, &quot;; [$Core.B30]; &quot;);&quot;)" office:value-type="string" office:string-value="ACCESS_PRIVATE_FIELD(vector_map::VectorMap, _HandleCurveMirror, curve_mirror_);" calcext:value-type="string">
            <text:p>ACCESS_PRIVATE_FIELD(vector_map::VectorMap, _HandleCurveMirror, curve_mirror_);</text:p>
          </table:table-cell>
        </table:table-row>
        <table:table-row table:style-name="ro1">
          <table:table-cell table:formula="of:=COM.MICROSOFT.CONCAT(&quot;ACCESS_PRIVATE_FIELD(vector_map::VectorMap, _Handle&quot;; [$Core.A31]; &quot;, &quot;; [$Core.B31]; &quot;);&quot;)" office:value-type="string" office:string-value="ACCESS_PRIVATE_FIELD(vector_map::VectorMap, _HandleWall, wall_);" calcext:value-type="string">
            <text:p>ACCESS_PRIVATE_FIELD(vector_map::VectorMap, _HandleWall, wall_);</text:p>
          </table:table-cell>
        </table:table-row>
        <table:table-row table:style-name="ro1">
          <table:table-cell table:formula="of:=COM.MICROSOFT.CONCAT(&quot;ACCESS_PRIVATE_FIELD(vector_map::VectorMap, _Handle&quot;; [$Core.A32]; &quot;, &quot;; [$Core.B32]; &quot;);&quot;)" office:value-type="string" office:string-value="ACCESS_PRIVATE_FIELD(vector_map::VectorMap, _HandleFence, fence_);" calcext:value-type="string">
            <text:p>ACCESS_PRIVATE_FIELD(vector_map::VectorMap, _HandleFence, fence_);</text:p>
          </table:table-cell>
        </table:table-row>
        <table:table-row table:style-name="ro1">
          <table:table-cell table:formula="of:=COM.MICROSOFT.CONCAT(&quot;ACCESS_PRIVATE_FIELD(vector_map::VectorMap, _Handle&quot;; [$Core.A33]; &quot;, &quot;; [$Core.B33]; &quot;);&quot;)" office:value-type="string" office:string-value="ACCESS_PRIVATE_FIELD(vector_map::VectorMap, _HandleRailCrossing, rail_crossing_);" calcext:value-type="string">
            <text:p>ACCESS_PRIVATE_FIELD(vector_map::VectorMap, _HandleRailCrossing, rail_crossing_);</text:p>
          </table:table-cell>
        </table:table-row>
      </table:table>
      <table:table table:name="Sheet4" table:style-name="ta1">
        <table:table-column table:style-name="co7" table:default-cell-style-name="Default"/>
        <table:table-row table:style-name="ro1">
          <table:table-cell table:formula="of:=COM.MICROSOFT.CONCAT(&quot;typedef std::map&lt;vector_map::Key&lt;&quot;; [$Core.A2]; &quot;&gt;, &quot;; [$Core.A2]; &quot;&gt; _Map&quot;; [$Core.A2]; &quot;;&quot;)" office:value-type="string" office:string-value="typedef std::map&lt;vector_map::Key&lt;Point&gt;, Point&gt; _MapPoint;" calcext:value-type="string">
            <text:p>typedef std::map&lt;vector_map::Key&lt;Point&gt;, Point&gt; _MapPoint;</text:p>
          </table:table-cell>
        </table:table-row>
        <table:table-row table:style-name="ro1">
          <table:table-cell table:formula="of:=COM.MICROSOFT.CONCAT(&quot;typedef std::map&lt;vector_map::Key&lt;&quot;; [$Core.A3]; &quot;&gt;, &quot;; [$Core.A3]; &quot;&gt; _Map&quot;; [$Core.A3]; &quot;;&quot;)" office:value-type="string" office:string-value="typedef std::map&lt;vector_map::Key&lt;Vector&gt;, Vector&gt; _MapVector;" calcext:value-type="string">
            <text:p>typedef std::map&lt;vector_map::Key&lt;Vector&gt;, Vector&gt; _MapVector;</text:p>
          </table:table-cell>
        </table:table-row>
        <table:table-row table:style-name="ro1">
          <table:table-cell table:formula="of:=COM.MICROSOFT.CONCAT(&quot;typedef std::map&lt;vector_map::Key&lt;&quot;; [$Core.A4]; &quot;&gt;, &quot;; [$Core.A4]; &quot;&gt; _Map&quot;; [$Core.A4]; &quot;;&quot;)" office:value-type="string" office:string-value="typedef std::map&lt;vector_map::Key&lt;Line&gt;, Line&gt; _MapLine;" calcext:value-type="string">
            <text:p>typedef std::map&lt;vector_map::Key&lt;Line&gt;, Line&gt; _MapLine;</text:p>
          </table:table-cell>
        </table:table-row>
        <table:table-row table:style-name="ro1">
          <table:table-cell table:formula="of:=COM.MICROSOFT.CONCAT(&quot;typedef std::map&lt;vector_map::Key&lt;&quot;; [$Core.A5]; &quot;&gt;, &quot;; [$Core.A5]; &quot;&gt; _Map&quot;; [$Core.A5]; &quot;;&quot;)" office:value-type="string" office:string-value="typedef std::map&lt;vector_map::Key&lt;Area&gt;, Area&gt; _MapArea;" calcext:value-type="string">
            <text:p>typedef std::map&lt;vector_map::Key&lt;Area&gt;, Area&gt; _MapArea;</text:p>
          </table:table-cell>
        </table:table-row>
        <table:table-row table:style-name="ro1">
          <table:table-cell table:formula="of:=COM.MICROSOFT.CONCAT(&quot;typedef std::map&lt;vector_map::Key&lt;&quot;; [$Core.A6]; &quot;&gt;, &quot;; [$Core.A6]; &quot;&gt; _Map&quot;; [$Core.A6]; &quot;;&quot;)" office:value-type="string" office:string-value="typedef std::map&lt;vector_map::Key&lt;Pole&gt;, Pole&gt; _MapPole;" calcext:value-type="string">
            <text:p>typedef std::map&lt;vector_map::Key&lt;Pole&gt;, Pole&gt; _MapPole;</text:p>
          </table:table-cell>
        </table:table-row>
        <table:table-row table:style-name="ro1">
          <table:table-cell table:formula="of:=COM.MICROSOFT.CONCAT(&quot;typedef std::map&lt;vector_map::Key&lt;&quot;; [$Core.A7]; &quot;&gt;, &quot;; [$Core.A7]; &quot;&gt; _Map&quot;; [$Core.A7]; &quot;;&quot;)" office:value-type="string" office:string-value="typedef std::map&lt;vector_map::Key&lt;Box&gt;, Box&gt; _MapBox;" calcext:value-type="string">
            <text:p>typedef std::map&lt;vector_map::Key&lt;Box&gt;, Box&gt; _MapBox;</text:p>
          </table:table-cell>
        </table:table-row>
        <table:table-row table:style-name="ro1">
          <table:table-cell table:formula="of:=COM.MICROSOFT.CONCAT(&quot;typedef std::map&lt;vector_map::Key&lt;&quot;; [$Core.A8]; &quot;&gt;, &quot;; [$Core.A8]; &quot;&gt; _Map&quot;; [$Core.A8]; &quot;;&quot;)" office:value-type="string" office:string-value="typedef std::map&lt;vector_map::Key&lt;DTLane&gt;, DTLane&gt; _MapDTLane;" calcext:value-type="string">
            <text:p>typedef std::map&lt;vector_map::Key&lt;DTLane&gt;, DTLane&gt; _MapDTLane;</text:p>
          </table:table-cell>
        </table:table-row>
        <table:table-row table:style-name="ro1">
          <table:table-cell table:formula="of:=COM.MICROSOFT.CONCAT(&quot;typedef std::map&lt;vector_map::Key&lt;&quot;; [$Core.A9]; &quot;&gt;, &quot;; [$Core.A9]; &quot;&gt; _Map&quot;; [$Core.A9]; &quot;;&quot;)" office:value-type="string" office:string-value="typedef std::map&lt;vector_map::Key&lt;Node&gt;, Node&gt; _MapNode;" calcext:value-type="string">
            <text:p>typedef std::map&lt;vector_map::Key&lt;Node&gt;, Node&gt; _MapNode;</text:p>
          </table:table-cell>
        </table:table-row>
        <table:table-row table:style-name="ro1">
          <table:table-cell table:formula="of:=COM.MICROSOFT.CONCAT(&quot;typedef std::map&lt;vector_map::Key&lt;&quot;; [$Core.A10]; &quot;&gt;, &quot;; [$Core.A10]; &quot;&gt; _Map&quot;; [$Core.A10]; &quot;;&quot;)" office:value-type="string" office:string-value="typedef std::map&lt;vector_map::Key&lt;Lane&gt;, Lane&gt; _MapLane;" calcext:value-type="string">
            <text:p>typedef std::map&lt;vector_map::Key&lt;Lane&gt;, Lane&gt; _MapLane;</text:p>
          </table:table-cell>
        </table:table-row>
        <table:table-row table:style-name="ro1">
          <table:table-cell table:formula="of:=COM.MICROSOFT.CONCAT(&quot;typedef std::map&lt;vector_map::Key&lt;&quot;; [$Core.A11]; &quot;&gt;, &quot;; [$Core.A11]; &quot;&gt; _Map&quot;; [$Core.A11]; &quot;;&quot;)" office:value-type="string" office:string-value="typedef std::map&lt;vector_map::Key&lt;WayArea&gt;, WayArea&gt; _MapWayArea;" calcext:value-type="string">
            <text:p>typedef std::map&lt;vector_map::Key&lt;WayArea&gt;, WayArea&gt; _MapWayArea;</text:p>
          </table:table-cell>
        </table:table-row>
        <table:table-row table:style-name="ro1">
          <table:table-cell table:formula="of:=COM.MICROSOFT.CONCAT(&quot;typedef std::map&lt;vector_map::Key&lt;&quot;; [$Core.A12]; &quot;&gt;, &quot;; [$Core.A12]; &quot;&gt; _Map&quot;; [$Core.A12]; &quot;;&quot;)" office:value-type="string" office:string-value="typedef std::map&lt;vector_map::Key&lt;RoadEdge&gt;, RoadEdge&gt; _MapRoadEdge;" calcext:value-type="string">
            <text:p>typedef std::map&lt;vector_map::Key&lt;RoadEdge&gt;, RoadEdge&gt; _MapRoadEdge;</text:p>
          </table:table-cell>
        </table:table-row>
        <table:table-row table:style-name="ro1">
          <table:table-cell table:formula="of:=COM.MICROSOFT.CONCAT(&quot;typedef std::map&lt;vector_map::Key&lt;&quot;; [$Core.A13]; &quot;&gt;, &quot;; [$Core.A13]; &quot;&gt; _Map&quot;; [$Core.A13]; &quot;;&quot;)" office:value-type="string" office:string-value="typedef std::map&lt;vector_map::Key&lt;Gutter&gt;, Gutter&gt; _MapGutter;" calcext:value-type="string">
            <text:p>typedef std::map&lt;vector_map::Key&lt;Gutter&gt;, Gutter&gt; _MapGutter;</text:p>
          </table:table-cell>
        </table:table-row>
        <table:table-row table:style-name="ro1">
          <table:table-cell table:formula="of:=COM.MICROSOFT.CONCAT(&quot;typedef std::map&lt;vector_map::Key&lt;&quot;; [$Core.A14]; &quot;&gt;, &quot;; [$Core.A14]; &quot;&gt; _Map&quot;; [$Core.A14]; &quot;;&quot;)" office:value-type="string" office:string-value="typedef std::map&lt;vector_map::Key&lt;Curb&gt;, Curb&gt; _MapCurb;" calcext:value-type="string">
            <text:p>typedef std::map&lt;vector_map::Key&lt;Curb&gt;, Curb&gt; _MapCurb;</text:p>
          </table:table-cell>
        </table:table-row>
        <table:table-row table:style-name="ro1">
          <table:table-cell table:formula="of:=COM.MICROSOFT.CONCAT(&quot;typedef std::map&lt;vector_map::Key&lt;&quot;; [$Core.A15]; &quot;&gt;, &quot;; [$Core.A15]; &quot;&gt; _Map&quot;; [$Core.A15]; &quot;;&quot;)" office:value-type="string" office:string-value="typedef std::map&lt;vector_map::Key&lt;WhiteLine&gt;, WhiteLine&gt; _MapWhiteLine;" calcext:value-type="string">
            <text:p>typedef std::map&lt;vector_map::Key&lt;WhiteLine&gt;, WhiteLine&gt; _MapWhiteLine;</text:p>
          </table:table-cell>
        </table:table-row>
        <table:table-row table:style-name="ro1">
          <table:table-cell table:formula="of:=COM.MICROSOFT.CONCAT(&quot;typedef std::map&lt;vector_map::Key&lt;&quot;; [$Core.A16]; &quot;&gt;, &quot;; [$Core.A16]; &quot;&gt; _Map&quot;; [$Core.A16]; &quot;;&quot;)" office:value-type="string" office:string-value="typedef std::map&lt;vector_map::Key&lt;StopLine&gt;, StopLine&gt; _MapStopLine;" calcext:value-type="string">
            <text:p>typedef std::map&lt;vector_map::Key&lt;StopLine&gt;, StopLine&gt; _MapStopLine;</text:p>
          </table:table-cell>
        </table:table-row>
        <table:table-row table:style-name="ro1">
          <table:table-cell table:formula="of:=COM.MICROSOFT.CONCAT(&quot;typedef std::map&lt;vector_map::Key&lt;&quot;; [$Core.A17]; &quot;&gt;, &quot;; [$Core.A17]; &quot;&gt; _Map&quot;; [$Core.A17]; &quot;;&quot;)" office:value-type="string" office:string-value="typedef std::map&lt;vector_map::Key&lt;ZebraZone&gt;, ZebraZone&gt; _MapZebraZone;" calcext:value-type="string">
            <text:p>typedef std::map&lt;vector_map::Key&lt;ZebraZone&gt;, ZebraZone&gt; _MapZebraZone;</text:p>
          </table:table-cell>
        </table:table-row>
        <table:table-row table:style-name="ro1">
          <table:table-cell table:formula="of:=COM.MICROSOFT.CONCAT(&quot;typedef std::map&lt;vector_map::Key&lt;&quot;; [$Core.A18]; &quot;&gt;, &quot;; [$Core.A18]; &quot;&gt; _Map&quot;; [$Core.A18]; &quot;;&quot;)" office:value-type="string" office:string-value="typedef std::map&lt;vector_map::Key&lt;CrossWalk&gt;, CrossWalk&gt; _MapCrossWalk;" calcext:value-type="string">
            <text:p>typedef std::map&lt;vector_map::Key&lt;CrossWalk&gt;, CrossWalk&gt; _MapCrossWalk;</text:p>
          </table:table-cell>
        </table:table-row>
        <table:table-row table:style-name="ro1">
          <table:table-cell table:formula="of:=COM.MICROSOFT.CONCAT(&quot;typedef std::map&lt;vector_map::Key&lt;&quot;; [$Core.A19]; &quot;&gt;, &quot;; [$Core.A19]; &quot;&gt; _Map&quot;; [$Core.A19]; &quot;;&quot;)" office:value-type="string" office:string-value="typedef std::map&lt;vector_map::Key&lt;RoadMark&gt;, RoadMark&gt; _MapRoadMark;" calcext:value-type="string">
            <text:p>typedef std::map&lt;vector_map::Key&lt;RoadMark&gt;, RoadMark&gt; _MapRoadMark;</text:p>
          </table:table-cell>
        </table:table-row>
        <table:table-row table:style-name="ro1">
          <table:table-cell table:formula="of:=COM.MICROSOFT.CONCAT(&quot;typedef std::map&lt;vector_map::Key&lt;&quot;; [$Core.A20]; &quot;&gt;, &quot;; [$Core.A20]; &quot;&gt; _Map&quot;; [$Core.A20]; &quot;;&quot;)" office:value-type="string" office:string-value="typedef std::map&lt;vector_map::Key&lt;RoadPole&gt;, RoadPole&gt; _MapRoadPole;" calcext:value-type="string">
            <text:p>typedef std::map&lt;vector_map::Key&lt;RoadPole&gt;, RoadPole&gt; _MapRoadPole;</text:p>
          </table:table-cell>
        </table:table-row>
        <table:table-row table:style-name="ro1">
          <table:table-cell table:formula="of:=COM.MICROSOFT.CONCAT(&quot;typedef std::map&lt;vector_map::Key&lt;&quot;; [$Core.A21]; &quot;&gt;, &quot;; [$Core.A21]; &quot;&gt; _Map&quot;; [$Core.A21]; &quot;;&quot;)" office:value-type="string" office:string-value="typedef std::map&lt;vector_map::Key&lt;RoadSign&gt;, RoadSign&gt; _MapRoadSign;" calcext:value-type="string">
            <text:p>typedef std::map&lt;vector_map::Key&lt;RoadSign&gt;, RoadSign&gt; _MapRoadSign;</text:p>
          </table:table-cell>
        </table:table-row>
        <table:table-row table:style-name="ro1">
          <table:table-cell table:formula="of:=COM.MICROSOFT.CONCAT(&quot;typedef std::map&lt;vector_map::Key&lt;&quot;; [$Core.A22]; &quot;&gt;, &quot;; [$Core.A22]; &quot;&gt; _Map&quot;; [$Core.A22]; &quot;;&quot;)" office:value-type="string" office:string-value="typedef std::map&lt;vector_map::Key&lt;Signal&gt;, Signal&gt; _MapSignal;" calcext:value-type="string">
            <text:p>typedef std::map&lt;vector_map::Key&lt;Signal&gt;, Signal&gt; _MapSignal;</text:p>
          </table:table-cell>
        </table:table-row>
        <table:table-row table:style-name="ro1">
          <table:table-cell table:formula="of:=COM.MICROSOFT.CONCAT(&quot;typedef std::map&lt;vector_map::Key&lt;&quot;; [$Core.A23]; &quot;&gt;, &quot;; [$Core.A23]; &quot;&gt; _Map&quot;; [$Core.A23]; &quot;;&quot;)" office:value-type="string" office:string-value="typedef std::map&lt;vector_map::Key&lt;StreetLight&gt;, StreetLight&gt; _MapStreetLight;" calcext:value-type="string">
            <text:p>typedef std::map&lt;vector_map::Key&lt;StreetLight&gt;, StreetLight&gt; _MapStreetLight;</text:p>
          </table:table-cell>
        </table:table-row>
        <table:table-row table:style-name="ro1">
          <table:table-cell table:formula="of:=COM.MICROSOFT.CONCAT(&quot;typedef std::map&lt;vector_map::Key&lt;&quot;; [$Core.A24]; &quot;&gt;, &quot;; [$Core.A24]; &quot;&gt; _Map&quot;; [$Core.A24]; &quot;;&quot;)" office:value-type="string" office:string-value="typedef std::map&lt;vector_map::Key&lt;UtilityPole&gt;, UtilityPole&gt; _MapUtilityPole;" calcext:value-type="string">
            <text:p>typedef std::map&lt;vector_map::Key&lt;UtilityPole&gt;, UtilityPole&gt; _MapUtilityPole;</text:p>
          </table:table-cell>
        </table:table-row>
        <table:table-row table:style-name="ro1">
          <table:table-cell table:formula="of:=COM.MICROSOFT.CONCAT(&quot;typedef std::map&lt;vector_map::Key&lt;&quot;; [$Core.A25]; &quot;&gt;, &quot;; [$Core.A25]; &quot;&gt; _Map&quot;; [$Core.A25]; &quot;;&quot;)" office:value-type="string" office:string-value="typedef std::map&lt;vector_map::Key&lt;GuardRail&gt;, GuardRail&gt; _MapGuardRail;" calcext:value-type="string">
            <text:p>typedef std::map&lt;vector_map::Key&lt;GuardRail&gt;, GuardRail&gt; _MapGuardRail;</text:p>
          </table:table-cell>
        </table:table-row>
        <table:table-row table:style-name="ro1">
          <table:table-cell table:formula="of:=COM.MICROSOFT.CONCAT(&quot;typedef std::map&lt;vector_map::Key&lt;&quot;; [$Core.A26]; &quot;&gt;, &quot;; [$Core.A26]; &quot;&gt; _Map&quot;; [$Core.A26]; &quot;;&quot;)" office:value-type="string" office:string-value="typedef std::map&lt;vector_map::Key&lt;SideWalk&gt;, SideWalk&gt; _MapSideWalk;" calcext:value-type="string">
            <text:p>typedef std::map&lt;vector_map::Key&lt;SideWalk&gt;, SideWalk&gt; _MapSideWalk;</text:p>
          </table:table-cell>
        </table:table-row>
        <table:table-row table:style-name="ro1">
          <table:table-cell table:formula="of:=COM.MICROSOFT.CONCAT(&quot;typedef std::map&lt;vector_map::Key&lt;&quot;; [$Core.A27]; &quot;&gt;, &quot;; [$Core.A27]; &quot;&gt; _Map&quot;; [$Core.A27]; &quot;;&quot;)" office:value-type="string" office:string-value="typedef std::map&lt;vector_map::Key&lt;DriveOnPortion&gt;, DriveOnPortion&gt; _MapDriveOnPortion;" calcext:value-type="string">
            <text:p>typedef std::map&lt;vector_map::Key&lt;DriveOnPortion&gt;, DriveOnPortion&gt; _MapDriveOnPortion;</text:p>
          </table:table-cell>
        </table:table-row>
        <table:table-row table:style-name="ro1">
          <table:table-cell table:formula="of:=COM.MICROSOFT.CONCAT(&quot;typedef std::map&lt;vector_map::Key&lt;&quot;; [$Core.A28]; &quot;&gt;, &quot;; [$Core.A28]; &quot;&gt; _Map&quot;; [$Core.A28]; &quot;;&quot;)" office:value-type="string" office:string-value="typedef std::map&lt;vector_map::Key&lt;CrossRoad&gt;, CrossRoad&gt; _MapCrossRoad;" calcext:value-type="string">
            <text:p>typedef std::map&lt;vector_map::Key&lt;CrossRoad&gt;, CrossRoad&gt; _MapCrossRoad;</text:p>
          </table:table-cell>
        </table:table-row>
        <table:table-row table:style-name="ro1">
          <table:table-cell table:formula="of:=COM.MICROSOFT.CONCAT(&quot;typedef std::map&lt;vector_map::Key&lt;&quot;; [$Core.A29]; &quot;&gt;, &quot;; [$Core.A29]; &quot;&gt; _Map&quot;; [$Core.A29]; &quot;;&quot;)" office:value-type="string" office:string-value="typedef std::map&lt;vector_map::Key&lt;SideStrip&gt;, SideStrip&gt; _MapSideStrip;" calcext:value-type="string">
            <text:p>typedef std::map&lt;vector_map::Key&lt;SideStrip&gt;, SideStrip&gt; _MapSideStrip;</text:p>
          </table:table-cell>
        </table:table-row>
        <table:table-row table:style-name="ro1">
          <table:table-cell table:formula="of:=COM.MICROSOFT.CONCAT(&quot;typedef std::map&lt;vector_map::Key&lt;&quot;; [$Core.A30]; &quot;&gt;, &quot;; [$Core.A30]; &quot;&gt; _Map&quot;; [$Core.A30]; &quot;;&quot;)" office:value-type="string" office:string-value="typedef std::map&lt;vector_map::Key&lt;CurveMirror&gt;, CurveMirror&gt; _MapCurveMirror;" calcext:value-type="string">
            <text:p>typedef std::map&lt;vector_map::Key&lt;CurveMirror&gt;, CurveMirror&gt; _MapCurveMirror;</text:p>
          </table:table-cell>
        </table:table-row>
        <table:table-row table:style-name="ro1">
          <table:table-cell table:formula="of:=COM.MICROSOFT.CONCAT(&quot;typedef std::map&lt;vector_map::Key&lt;&quot;; [$Core.A31]; &quot;&gt;, &quot;; [$Core.A31]; &quot;&gt; _Map&quot;; [$Core.A31]; &quot;;&quot;)" office:value-type="string" office:string-value="typedef std::map&lt;vector_map::Key&lt;Wall&gt;, Wall&gt; _MapWall;" calcext:value-type="string">
            <text:p>typedef std::map&lt;vector_map::Key&lt;Wall&gt;, Wall&gt; _MapWall;</text:p>
          </table:table-cell>
        </table:table-row>
        <table:table-row table:style-name="ro1">
          <table:table-cell table:formula="of:=COM.MICROSOFT.CONCAT(&quot;typedef std::map&lt;vector_map::Key&lt;&quot;; [$Core.A32]; &quot;&gt;, &quot;; [$Core.A32]; &quot;&gt; _Map&quot;; [$Core.A32]; &quot;;&quot;)" office:value-type="string" office:string-value="typedef std::map&lt;vector_map::Key&lt;Fence&gt;, Fence&gt; _MapFence;" calcext:value-type="string">
            <text:p>typedef std::map&lt;vector_map::Key&lt;Fence&gt;, Fence&gt; _MapFence;</text:p>
          </table:table-cell>
        </table:table-row>
        <table:table-row table:style-name="ro1">
          <table:table-cell table:formula="of:=COM.MICROSOFT.CONCAT(&quot;typedef std::map&lt;vector_map::Key&lt;&quot;; [$Core.A33]; &quot;&gt;, &quot;; [$Core.A33]; &quot;&gt; _Map&quot;; [$Core.A33]; &quot;;&quot;)" office:value-type="string" office:string-value="typedef std::map&lt;vector_map::Key&lt;RailCrossing&gt;, RailCrossing&gt; _MapRailCrossing;" calcext:value-type="string">
            <text:p>typedef std::map&lt;vector_map::Key&lt;RailCrossing&gt;, RailCrossing&gt; _MapRailCrossing;</text:p>
          </table:table-cell>
        </table:table-row>
      </table:table>
      <table:table table:name="Sheet5" table:style-name="ta1">
        <table:table-column table:style-name="co8" table:default-cell-style-name="Default"/>
        <table:table-row table:style-name="ro1">
          <table:table-cell table:formula="of:=COM.MICROSOFT.CONCAT(&quot;ACCESS_PRIVATE_FIELD(_Handle&quot;;[$Core.A2]; &quot;, _Map&quot;; [$Core.A2]; &quot;, map_);&quot;)" office:value-type="string" office:string-value="ACCESS_PRIVATE_FIELD(_HandlePoint, _MapPoint, map_);" calcext:value-type="string">
            <text:p>ACCESS_PRIVATE_FIELD(_HandlePoint, _MapPoint, map_);</text:p>
          </table:table-cell>
        </table:table-row>
        <table:table-row table:style-name="ro1">
          <table:table-cell table:formula="of:=COM.MICROSOFT.CONCAT(&quot;ACCESS_PRIVATE_FIELD(_Handle&quot;;[$Core.A3]; &quot;, _Map&quot;; [$Core.A3]; &quot;, map_);&quot;)" office:value-type="string" office:string-value="ACCESS_PRIVATE_FIELD(_HandleVector, _MapVector, map_);" calcext:value-type="string">
            <text:p>ACCESS_PRIVATE_FIELD(_HandleVector, _MapVector, map_);</text:p>
          </table:table-cell>
        </table:table-row>
        <table:table-row table:style-name="ro1">
          <table:table-cell table:formula="of:=COM.MICROSOFT.CONCAT(&quot;ACCESS_PRIVATE_FIELD(_Handle&quot;;[$Core.A4]; &quot;, _Map&quot;; [$Core.A4]; &quot;, map_);&quot;)" office:value-type="string" office:string-value="ACCESS_PRIVATE_FIELD(_HandleLine, _MapLine, map_);" calcext:value-type="string">
            <text:p>ACCESS_PRIVATE_FIELD(_HandleLine, _MapLine, map_);</text:p>
          </table:table-cell>
        </table:table-row>
        <table:table-row table:style-name="ro1">
          <table:table-cell table:formula="of:=COM.MICROSOFT.CONCAT(&quot;ACCESS_PRIVATE_FIELD(_Handle&quot;;[$Core.A5]; &quot;, _Map&quot;; [$Core.A5]; &quot;, map_);&quot;)" office:value-type="string" office:string-value="ACCESS_PRIVATE_FIELD(_HandleArea, _MapArea, map_);" calcext:value-type="string">
            <text:p>ACCESS_PRIVATE_FIELD(_HandleArea, _MapArea, map_);</text:p>
          </table:table-cell>
        </table:table-row>
        <table:table-row table:style-name="ro1">
          <table:table-cell table:formula="of:=COM.MICROSOFT.CONCAT(&quot;ACCESS_PRIVATE_FIELD(_Handle&quot;;[$Core.A6]; &quot;, _Map&quot;; [$Core.A6]; &quot;, map_);&quot;)" office:value-type="string" office:string-value="ACCESS_PRIVATE_FIELD(_HandlePole, _MapPole, map_);" calcext:value-type="string">
            <text:p>ACCESS_PRIVATE_FIELD(_HandlePole, _MapPole, map_);</text:p>
          </table:table-cell>
        </table:table-row>
        <table:table-row table:style-name="ro1">
          <table:table-cell table:formula="of:=COM.MICROSOFT.CONCAT(&quot;ACCESS_PRIVATE_FIELD(_Handle&quot;;[$Core.A7]; &quot;, _Map&quot;; [$Core.A7]; &quot;, map_);&quot;)" office:value-type="string" office:string-value="ACCESS_PRIVATE_FIELD(_HandleBox, _MapBox, map_);" calcext:value-type="string">
            <text:p>ACCESS_PRIVATE_FIELD(_HandleBox, _MapBox, map_);</text:p>
          </table:table-cell>
        </table:table-row>
        <table:table-row table:style-name="ro1">
          <table:table-cell table:formula="of:=COM.MICROSOFT.CONCAT(&quot;ACCESS_PRIVATE_FIELD(_Handle&quot;;[$Core.A8]; &quot;, _Map&quot;; [$Core.A8]; &quot;, map_);&quot;)" office:value-type="string" office:string-value="ACCESS_PRIVATE_FIELD(_HandleDTLane, _MapDTLane, map_);" calcext:value-type="string">
            <text:p>ACCESS_PRIVATE_FIELD(_HandleDTLane, _MapDTLane, map_);</text:p>
          </table:table-cell>
        </table:table-row>
        <table:table-row table:style-name="ro1">
          <table:table-cell table:formula="of:=COM.MICROSOFT.CONCAT(&quot;ACCESS_PRIVATE_FIELD(_Handle&quot;;[$Core.A9]; &quot;, _Map&quot;; [$Core.A9]; &quot;, map_);&quot;)" office:value-type="string" office:string-value="ACCESS_PRIVATE_FIELD(_HandleNode, _MapNode, map_);" calcext:value-type="string">
            <text:p>ACCESS_PRIVATE_FIELD(_HandleNode, _MapNode, map_);</text:p>
          </table:table-cell>
        </table:table-row>
        <table:table-row table:style-name="ro1">
          <table:table-cell table:formula="of:=COM.MICROSOFT.CONCAT(&quot;ACCESS_PRIVATE_FIELD(_Handle&quot;;[$Core.A10]; &quot;, _Map&quot;; [$Core.A10]; &quot;, map_);&quot;)" office:value-type="string" office:string-value="ACCESS_PRIVATE_FIELD(_HandleLane, _MapLane, map_);" calcext:value-type="string">
            <text:p>ACCESS_PRIVATE_FIELD(_HandleLane, _MapLane, map_);</text:p>
          </table:table-cell>
        </table:table-row>
        <table:table-row table:style-name="ro1">
          <table:table-cell table:formula="of:=COM.MICROSOFT.CONCAT(&quot;ACCESS_PRIVATE_FIELD(_Handle&quot;;[$Core.A11]; &quot;, _Map&quot;; [$Core.A11]; &quot;, map_);&quot;)" office:value-type="string" office:string-value="ACCESS_PRIVATE_FIELD(_HandleWayArea, _MapWayArea, map_);" calcext:value-type="string">
            <text:p>ACCESS_PRIVATE_FIELD(_HandleWayArea, _MapWayArea, map_);</text:p>
          </table:table-cell>
        </table:table-row>
        <table:table-row table:style-name="ro1">
          <table:table-cell table:formula="of:=COM.MICROSOFT.CONCAT(&quot;ACCESS_PRIVATE_FIELD(_Handle&quot;;[$Core.A12]; &quot;, _Map&quot;; [$Core.A12]; &quot;, map_);&quot;)" office:value-type="string" office:string-value="ACCESS_PRIVATE_FIELD(_HandleRoadEdge, _MapRoadEdge, map_);" calcext:value-type="string">
            <text:p>ACCESS_PRIVATE_FIELD(_HandleRoadEdge, _MapRoadEdge, map_);</text:p>
          </table:table-cell>
        </table:table-row>
        <table:table-row table:style-name="ro1">
          <table:table-cell table:formula="of:=COM.MICROSOFT.CONCAT(&quot;ACCESS_PRIVATE_FIELD(_Handle&quot;;[$Core.A13]; &quot;, _Map&quot;; [$Core.A13]; &quot;, map_);&quot;)" office:value-type="string" office:string-value="ACCESS_PRIVATE_FIELD(_HandleGutter, _MapGutter, map_);" calcext:value-type="string">
            <text:p>ACCESS_PRIVATE_FIELD(_HandleGutter, _MapGutter, map_);</text:p>
          </table:table-cell>
        </table:table-row>
        <table:table-row table:style-name="ro1">
          <table:table-cell table:formula="of:=COM.MICROSOFT.CONCAT(&quot;ACCESS_PRIVATE_FIELD(_Handle&quot;;[$Core.A14]; &quot;, _Map&quot;; [$Core.A14]; &quot;, map_);&quot;)" office:value-type="string" office:string-value="ACCESS_PRIVATE_FIELD(_HandleCurb, _MapCurb, map_);" calcext:value-type="string">
            <text:p>ACCESS_PRIVATE_FIELD(_HandleCurb, _MapCurb, map_);</text:p>
          </table:table-cell>
        </table:table-row>
        <table:table-row table:style-name="ro1">
          <table:table-cell table:formula="of:=COM.MICROSOFT.CONCAT(&quot;ACCESS_PRIVATE_FIELD(_Handle&quot;;[$Core.A15]; &quot;, _Map&quot;; [$Core.A15]; &quot;, map_);&quot;)" office:value-type="string" office:string-value="ACCESS_PRIVATE_FIELD(_HandleWhiteLine, _MapWhiteLine, map_);" calcext:value-type="string">
            <text:p>ACCESS_PRIVATE_FIELD(_HandleWhiteLine, _MapWhiteLine, map_);</text:p>
          </table:table-cell>
        </table:table-row>
        <table:table-row table:style-name="ro1">
          <table:table-cell table:formula="of:=COM.MICROSOFT.CONCAT(&quot;ACCESS_PRIVATE_FIELD(_Handle&quot;;[$Core.A16]; &quot;, _Map&quot;; [$Core.A16]; &quot;, map_);&quot;)" office:value-type="string" office:string-value="ACCESS_PRIVATE_FIELD(_HandleStopLine, _MapStopLine, map_);" calcext:value-type="string">
            <text:p>ACCESS_PRIVATE_FIELD(_HandleStopLine, _MapStopLine, map_);</text:p>
          </table:table-cell>
        </table:table-row>
        <table:table-row table:style-name="ro1">
          <table:table-cell table:formula="of:=COM.MICROSOFT.CONCAT(&quot;ACCESS_PRIVATE_FIELD(_Handle&quot;;[$Core.A17]; &quot;, _Map&quot;; [$Core.A17]; &quot;, map_);&quot;)" office:value-type="string" office:string-value="ACCESS_PRIVATE_FIELD(_HandleZebraZone, _MapZebraZone, map_);" calcext:value-type="string">
            <text:p>ACCESS_PRIVATE_FIELD(_HandleZebraZone, _MapZebraZone, map_);</text:p>
          </table:table-cell>
        </table:table-row>
        <table:table-row table:style-name="ro1">
          <table:table-cell table:formula="of:=COM.MICROSOFT.CONCAT(&quot;ACCESS_PRIVATE_FIELD(_Handle&quot;;[$Core.A18]; &quot;, _Map&quot;; [$Core.A18]; &quot;, map_);&quot;)" office:value-type="string" office:string-value="ACCESS_PRIVATE_FIELD(_HandleCrossWalk, _MapCrossWalk, map_);" calcext:value-type="string">
            <text:p>ACCESS_PRIVATE_FIELD(_HandleCrossWalk, _MapCrossWalk, map_);</text:p>
          </table:table-cell>
        </table:table-row>
        <table:table-row table:style-name="ro1">
          <table:table-cell table:formula="of:=COM.MICROSOFT.CONCAT(&quot;ACCESS_PRIVATE_FIELD(_Handle&quot;;[$Core.A19]; &quot;, _Map&quot;; [$Core.A19]; &quot;, map_);&quot;)" office:value-type="string" office:string-value="ACCESS_PRIVATE_FIELD(_HandleRoadMark, _MapRoadMark, map_);" calcext:value-type="string">
            <text:p>ACCESS_PRIVATE_FIELD(_HandleRoadMark, _MapRoadMark, map_);</text:p>
          </table:table-cell>
        </table:table-row>
        <table:table-row table:style-name="ro1">
          <table:table-cell table:formula="of:=COM.MICROSOFT.CONCAT(&quot;ACCESS_PRIVATE_FIELD(_Handle&quot;;[$Core.A20]; &quot;, _Map&quot;; [$Core.A20]; &quot;, map_);&quot;)" office:value-type="string" office:string-value="ACCESS_PRIVATE_FIELD(_HandleRoadPole, _MapRoadPole, map_);" calcext:value-type="string">
            <text:p>ACCESS_PRIVATE_FIELD(_HandleRoadPole, _MapRoadPole, map_);</text:p>
          </table:table-cell>
        </table:table-row>
        <table:table-row table:style-name="ro1">
          <table:table-cell table:formula="of:=COM.MICROSOFT.CONCAT(&quot;ACCESS_PRIVATE_FIELD(_Handle&quot;;[$Core.A21]; &quot;, _Map&quot;; [$Core.A21]; &quot;, map_);&quot;)" office:value-type="string" office:string-value="ACCESS_PRIVATE_FIELD(_HandleRoadSign, _MapRoadSign, map_);" calcext:value-type="string">
            <text:p>ACCESS_PRIVATE_FIELD(_HandleRoadSign, _MapRoadSign, map_);</text:p>
          </table:table-cell>
        </table:table-row>
        <table:table-row table:style-name="ro1">
          <table:table-cell table:formula="of:=COM.MICROSOFT.CONCAT(&quot;ACCESS_PRIVATE_FIELD(_Handle&quot;;[$Core.A22]; &quot;, _Map&quot;; [$Core.A22]; &quot;, map_);&quot;)" office:value-type="string" office:string-value="ACCESS_PRIVATE_FIELD(_HandleSignal, _MapSignal, map_);" calcext:value-type="string">
            <text:p>ACCESS_PRIVATE_FIELD(_HandleSignal, _MapSignal, map_);</text:p>
          </table:table-cell>
        </table:table-row>
        <table:table-row table:style-name="ro1">
          <table:table-cell table:formula="of:=COM.MICROSOFT.CONCAT(&quot;ACCESS_PRIVATE_FIELD(_Handle&quot;;[$Core.A23]; &quot;, _Map&quot;; [$Core.A23]; &quot;, map_);&quot;)" office:value-type="string" office:string-value="ACCESS_PRIVATE_FIELD(_HandleStreetLight, _MapStreetLight, map_);" calcext:value-type="string">
            <text:p>ACCESS_PRIVATE_FIELD(_HandleStreetLight, _MapStreetLight, map_);</text:p>
          </table:table-cell>
        </table:table-row>
        <table:table-row table:style-name="ro1">
          <table:table-cell table:formula="of:=COM.MICROSOFT.CONCAT(&quot;ACCESS_PRIVATE_FIELD(_Handle&quot;;[$Core.A24]; &quot;, _Map&quot;; [$Core.A24]; &quot;, map_);&quot;)" office:value-type="string" office:string-value="ACCESS_PRIVATE_FIELD(_HandleUtilityPole, _MapUtilityPole, map_);" calcext:value-type="string">
            <text:p>ACCESS_PRIVATE_FIELD(_HandleUtilityPole, _MapUtilityPole, map_);</text:p>
          </table:table-cell>
        </table:table-row>
        <table:table-row table:style-name="ro1">
          <table:table-cell table:formula="of:=COM.MICROSOFT.CONCAT(&quot;ACCESS_PRIVATE_FIELD(_Handle&quot;;[$Core.A25]; &quot;, _Map&quot;; [$Core.A25]; &quot;, map_);&quot;)" office:value-type="string" office:string-value="ACCESS_PRIVATE_FIELD(_HandleGuardRail, _MapGuardRail, map_);" calcext:value-type="string">
            <text:p>ACCESS_PRIVATE_FIELD(_HandleGuardRail, _MapGuardRail, map_);</text:p>
          </table:table-cell>
        </table:table-row>
        <table:table-row table:style-name="ro1">
          <table:table-cell table:formula="of:=COM.MICROSOFT.CONCAT(&quot;ACCESS_PRIVATE_FIELD(_Handle&quot;;[$Core.A26]; &quot;, _Map&quot;; [$Core.A26]; &quot;, map_);&quot;)" office:value-type="string" office:string-value="ACCESS_PRIVATE_FIELD(_HandleSideWalk, _MapSideWalk, map_);" calcext:value-type="string">
            <text:p>ACCESS_PRIVATE_FIELD(_HandleSideWalk, _MapSideWalk, map_);</text:p>
          </table:table-cell>
        </table:table-row>
        <table:table-row table:style-name="ro1">
          <table:table-cell table:formula="of:=COM.MICROSOFT.CONCAT(&quot;ACCESS_PRIVATE_FIELD(_Handle&quot;;[$Core.A27]; &quot;, _Map&quot;; [$Core.A27]; &quot;, map_);&quot;)" office:value-type="string" office:string-value="ACCESS_PRIVATE_FIELD(_HandleDriveOnPortion, _MapDriveOnPortion, map_);" calcext:value-type="string">
            <text:p>ACCESS_PRIVATE_FIELD(_HandleDriveOnPortion, _MapDriveOnPortion, map_);</text:p>
          </table:table-cell>
        </table:table-row>
        <table:table-row table:style-name="ro1">
          <table:table-cell table:formula="of:=COM.MICROSOFT.CONCAT(&quot;ACCESS_PRIVATE_FIELD(_Handle&quot;;[$Core.A28]; &quot;, _Map&quot;; [$Core.A28]; &quot;, map_);&quot;)" office:value-type="string" office:string-value="ACCESS_PRIVATE_FIELD(_HandleCrossRoad, _MapCrossRoad, map_);" calcext:value-type="string">
            <text:p>ACCESS_PRIVATE_FIELD(_HandleCrossRoad, _MapCrossRoad, map_);</text:p>
          </table:table-cell>
        </table:table-row>
        <table:table-row table:style-name="ro1">
          <table:table-cell table:formula="of:=COM.MICROSOFT.CONCAT(&quot;ACCESS_PRIVATE_FIELD(_Handle&quot;;[$Core.A29]; &quot;, _Map&quot;; [$Core.A29]; &quot;, map_);&quot;)" office:value-type="string" office:string-value="ACCESS_PRIVATE_FIELD(_HandleSideStrip, _MapSideStrip, map_);" calcext:value-type="string">
            <text:p>ACCESS_PRIVATE_FIELD(_HandleSideStrip, _MapSideStrip, map_);</text:p>
          </table:table-cell>
        </table:table-row>
        <table:table-row table:style-name="ro1">
          <table:table-cell table:formula="of:=COM.MICROSOFT.CONCAT(&quot;ACCESS_PRIVATE_FIELD(_Handle&quot;;[$Core.A30]; &quot;, _Map&quot;; [$Core.A30]; &quot;, map_);&quot;)" office:value-type="string" office:string-value="ACCESS_PRIVATE_FIELD(_HandleCurveMirror, _MapCurveMirror, map_);" calcext:value-type="string">
            <text:p>ACCESS_PRIVATE_FIELD(_HandleCurveMirror, _MapCurveMirror, map_);</text:p>
          </table:table-cell>
        </table:table-row>
        <table:table-row table:style-name="ro1">
          <table:table-cell table:formula="of:=COM.MICROSOFT.CONCAT(&quot;ACCESS_PRIVATE_FIELD(_Handle&quot;;[$Core.A31]; &quot;, _Map&quot;; [$Core.A31]; &quot;, map_);&quot;)" office:value-type="string" office:string-value="ACCESS_PRIVATE_FIELD(_HandleWall, _MapWall, map_);" calcext:value-type="string">
            <text:p>ACCESS_PRIVATE_FIELD(_HandleWall, _MapWall, map_);</text:p>
          </table:table-cell>
        </table:table-row>
        <table:table-row table:style-name="ro1">
          <table:table-cell table:formula="of:=COM.MICROSOFT.CONCAT(&quot;ACCESS_PRIVATE_FIELD(_Handle&quot;;[$Core.A32]; &quot;, _Map&quot;; [$Core.A32]; &quot;, map_);&quot;)" office:value-type="string" office:string-value="ACCESS_PRIVATE_FIELD(_HandleFence, _MapFence, map_);" calcext:value-type="string">
            <text:p>ACCESS_PRIVATE_FIELD(_HandleFence, _MapFence, map_);</text:p>
          </table:table-cell>
        </table:table-row>
        <table:table-row table:style-name="ro1">
          <table:table-cell table:formula="of:=COM.MICROSOFT.CONCAT(&quot;ACCESS_PRIVATE_FIELD(_Handle&quot;;[$Core.A33]; &quot;, _Map&quot;; [$Core.A33]; &quot;, map_);&quot;)" office:value-type="string" office:string-value="ACCESS_PRIVATE_FIELD(_HandleRailCrossing, _MapRailCrossing, map_);" calcext:value-type="string">
            <text:p>ACCESS_PRIVATE_FIELD(_HandleRailCrossing, _MapRailCrossing, map_);</text:p>
          </table:table-cell>
        </table:table-row>
      </table:table>
      <table:table table:name="Sheet6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21" table:default-cell-style-name="ce2"/>
        <table:table-row table:style-name="ro2">
          <table:table-cell table:style-name="ce1" table:formula="of:=COM.MICROSOFT.CONCAT(&quot;auto &quot;; [$Core.B2]; &quot;pth = vmDir / path(&quot;&quot;&quot;; [$Core.C2]; &quot;&quot;&quot;);&quot;)" office:value-type="string" office:string-value="auto point_pth = vmDir / path(&quot;point.csv&quot;);" calcext:value-type="string">
            <text:p>auto point_pth = vmDir / path("point.csv");</text:p>
          </table:table-cell>
          <table:table-cell table:formula="of:=COM.MICROSOFT.CONCAT(&quot;auto &quot;; [$Core.A2]; &quot;ArrayObj = createObjectArray&lt;&quot;; [$Core.A2]; &quot;, &quot;; [$Core.A2]; &quot;Array&gt; (&quot;; [$Core.B2]; &quot;pth.string());&quot;)" office:value-type="string" office:string-value="auto PointArrayObj = createObjectArray&lt;Point, PointArray&gt; (point_pth.string());" calcext:value-type="string">
            <text:p>auto PointArrayObj = createObjectArray&lt;Point, PointArray&gt; (point_pth.string());</text:p>
          </table:table-cell>
          <table:table-cell table:formula="of:=COM.MICROSOFT.CONCAT(&quot;update&quot;; [$Core.A2]; &quot; (access_private::map_(access_private::&quot;; [$Core.B2]; &quot;(*this)), &quot;; [$Core.A2]; &quot;ArrayObj);&quot;)" office:value-type="string" office:string-value="updatePoint (access_private::map_(access_private::point_(*this)), PointArrayObj);" calcext:value-type="string">
            <text:p>updatePoint (access_private::map_(access_private::point_(*this)), Point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3]; &quot;pth = vmDir / path(&quot;&quot;&quot;; [$Core.C3]; &quot;&quot;&quot;);&quot;)" office:value-type="string" office:string-value="auto vector_pth = vmDir / path(&quot;vector.csv&quot;);" calcext:value-type="string">
            <text:p>auto vector_pth = vmDir / path("vector.csv");</text:p>
          </table:table-cell>
          <table:table-cell table:formula="of:=COM.MICROSOFT.CONCAT(&quot;auto &quot;; [$Core.A3]; &quot;ArrayObj = createObjectArray&lt;&quot;; [$Core.A3]; &quot;, &quot;; [$Core.A3]; &quot;Array&gt; (&quot;; [$Core.B3]; &quot;pth.string());&quot;)" office:value-type="string" office:string-value="auto VectorArrayObj = createObjectArray&lt;Vector, VectorArray&gt; (vector_pth.string());" calcext:value-type="string">
            <text:p>auto VectorArrayObj = createObjectArray&lt;Vector, VectorArray&gt; (vector_pth.string());</text:p>
          </table:table-cell>
          <table:table-cell table:formula="of:=COM.MICROSOFT.CONCAT(&quot;update&quot;; [$Core.A3]; &quot; (access_private::map_(access_private::&quot;; [$Core.B3]; &quot;(*this)), &quot;; [$Core.A3]; &quot;ArrayObj);&quot;)" office:value-type="string" office:string-value="updateVector (access_private::map_(access_private::vector_(*this)), VectorArrayObj);" calcext:value-type="string">
            <text:p>updateVector (access_private::map_(access_private::vector_(*this)), Vector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4]; &quot;pth = vmDir / path(&quot;&quot;&quot;; [$Core.C4]; &quot;&quot;&quot;);&quot;)" office:value-type="string" office:string-value="auto line_pth = vmDir / path(&quot;line.csv&quot;);" calcext:value-type="string">
            <text:p>auto line_pth = vmDir / path("line.csv");</text:p>
          </table:table-cell>
          <table:table-cell table:formula="of:=COM.MICROSOFT.CONCAT(&quot;auto &quot;; [$Core.A4]; &quot;ArrayObj = createObjectArray&lt;&quot;; [$Core.A4]; &quot;, &quot;; [$Core.A4]; &quot;Array&gt; (&quot;; [$Core.B4]; &quot;pth.string());&quot;)" office:value-type="string" office:string-value="auto LineArrayObj = createObjectArray&lt;Line, LineArray&gt; (line_pth.string());" calcext:value-type="string">
            <text:p>auto LineArrayObj = createObjectArray&lt;Line, LineArray&gt; (line_pth.string());</text:p>
          </table:table-cell>
          <table:table-cell table:formula="of:=COM.MICROSOFT.CONCAT(&quot;update&quot;; [$Core.A4]; &quot; (access_private::map_(access_private::&quot;; [$Core.B4]; &quot;(*this)), &quot;; [$Core.A4]; &quot;ArrayObj);&quot;)" office:value-type="string" office:string-value="updateLine (access_private::map_(access_private::line_(*this)), LineArrayObj);" calcext:value-type="string">
            <text:p>updateLine (access_private::map_(access_private::line_(*this)), Li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5]; &quot;pth = vmDir / path(&quot;&quot;&quot;; [$Core.C5]; &quot;&quot;&quot;);&quot;)" office:value-type="string" office:string-value="auto area_pth = vmDir / path(&quot;area.csv&quot;);" calcext:value-type="string">
            <text:p>auto area_pth = vmDir / path("area.csv");</text:p>
          </table:table-cell>
          <table:table-cell table:formula="of:=COM.MICROSOFT.CONCAT(&quot;auto &quot;; [$Core.A5]; &quot;ArrayObj = createObjectArray&lt;&quot;; [$Core.A5]; &quot;, &quot;; [$Core.A5]; &quot;Array&gt; (&quot;; [$Core.B5]; &quot;pth.string());&quot;)" office:value-type="string" office:string-value="auto AreaArrayObj = createObjectArray&lt;Area, AreaArray&gt; (area_pth.string());" calcext:value-type="string">
            <text:p>auto AreaArrayObj = createObjectArray&lt;Area, AreaArray&gt; (area_pth.string());</text:p>
          </table:table-cell>
          <table:table-cell table:formula="of:=COM.MICROSOFT.CONCAT(&quot;update&quot;; [$Core.A5]; &quot; (access_private::map_(access_private::&quot;; [$Core.B5]; &quot;(*this)), &quot;; [$Core.A5]; &quot;ArrayObj);&quot;)" office:value-type="string" office:string-value="updateArea (access_private::map_(access_private::area_(*this)), AreaArrayObj);" calcext:value-type="string">
            <text:p>updateArea (access_private::map_(access_private::area_(*this)), Area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6]; &quot;pth = vmDir / path(&quot;&quot;&quot;; [$Core.C6]; &quot;&quot;&quot;);&quot;)" office:value-type="string" office:string-value="auto pole_pth = vmDir / path(&quot;pole.csv&quot;);" calcext:value-type="string">
            <text:p>auto pole_pth = vmDir / path("pole.csv");</text:p>
          </table:table-cell>
          <table:table-cell table:formula="of:=COM.MICROSOFT.CONCAT(&quot;auto &quot;; [$Core.A6]; &quot;ArrayObj = createObjectArray&lt;&quot;; [$Core.A6]; &quot;, &quot;; [$Core.A6]; &quot;Array&gt; (&quot;; [$Core.B6]; &quot;pth.string());&quot;)" office:value-type="string" office:string-value="auto PoleArrayObj = createObjectArray&lt;Pole, PoleArray&gt; (pole_pth.string());" calcext:value-type="string">
            <text:p>auto PoleArrayObj = createObjectArray&lt;Pole, PoleArray&gt; (pole_pth.string());</text:p>
          </table:table-cell>
          <table:table-cell table:formula="of:=COM.MICROSOFT.CONCAT(&quot;update&quot;; [$Core.A6]; &quot; (access_private::map_(access_private::&quot;; [$Core.B6]; &quot;(*this)), &quot;; [$Core.A6]; &quot;ArrayObj);&quot;)" office:value-type="string" office:string-value="updatePole (access_private::map_(access_private::pole_(*this)), PoleArrayObj);" calcext:value-type="string">
            <text:p>updatePole (access_private::map_(access_private::pole_(*this)), PoleArrayObj);</text:p>
          </table:table-cell>
          <table:table-cell table:number-columns-repeated="7"/>
          <table:table-cell table:formula="of:=COM.MICROSOFT.CONCAT(&quot;a&quot;; &quot; &quot;&quot;b&quot;&quot;&quot;)" office:value-type="string" office:string-value="a &quot;b&quot;" calcext:value-type="string">
            <text:p>a "b"</text:p>
          </table:table-cell>
          <table:table-cell table:number-columns-repeated="1013"/>
        </table:table-row>
        <table:table-row table:style-name="ro2">
          <table:table-cell table:style-name="ce1" table:formula="of:=COM.MICROSOFT.CONCAT(&quot;auto &quot;; [$Core.B7]; &quot;pth = vmDir / path(&quot;&quot;&quot;; [$Core.C7]; &quot;&quot;&quot;);&quot;)" office:value-type="string" office:string-value="auto box_pth = vmDir / path(&quot;box.csv&quot;);" calcext:value-type="string">
            <text:p>auto box_pth = vmDir / path("box.csv");</text:p>
          </table:table-cell>
          <table:table-cell table:formula="of:=COM.MICROSOFT.CONCAT(&quot;auto &quot;; [$Core.A7]; &quot;ArrayObj = createObjectArray&lt;&quot;; [$Core.A7]; &quot;, &quot;; [$Core.A7]; &quot;Array&gt; (&quot;; [$Core.B7]; &quot;pth.string());&quot;)" office:value-type="string" office:string-value="auto BoxArrayObj = createObjectArray&lt;Box, BoxArray&gt; (box_pth.string());" calcext:value-type="string">
            <text:p>auto BoxArrayObj = createObjectArray&lt;Box, BoxArray&gt; (box_pth.string());</text:p>
          </table:table-cell>
          <table:table-cell table:formula="of:=COM.MICROSOFT.CONCAT(&quot;update&quot;; [$Core.A7]; &quot; (access_private::map_(access_private::&quot;; [$Core.B7]; &quot;(*this)), &quot;; [$Core.A7]; &quot;ArrayObj);&quot;)" office:value-type="string" office:string-value="updateBox (access_private::map_(access_private::box_(*this)), BoxArrayObj);" calcext:value-type="string">
            <text:p>updateBox (access_private::map_(access_private::box_(*this)), Box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8]; &quot;pth = vmDir / path(&quot;&quot;&quot;; [$Core.C8]; &quot;&quot;&quot;);&quot;)" office:value-type="string" office:string-value="auto dtlane_pth = vmDir / path(&quot;dtlane.csv&quot;);" calcext:value-type="string">
            <text:p>auto dtlane_pth = vmDir / path("dtlane.csv");</text:p>
          </table:table-cell>
          <table:table-cell table:formula="of:=COM.MICROSOFT.CONCAT(&quot;auto &quot;; [$Core.A8]; &quot;ArrayObj = createObjectArray&lt;&quot;; [$Core.A8]; &quot;, &quot;; [$Core.A8]; &quot;Array&gt; (&quot;; [$Core.B8]; &quot;pth.string());&quot;)" office:value-type="string" office:string-value="auto DTLaneArrayObj = createObjectArray&lt;DTLane, DTLaneArray&gt; (dtlane_pth.string());" calcext:value-type="string">
            <text:p>auto DTLaneArrayObj = createObjectArray&lt;DTLane, DTLaneArray&gt; (dtlane_pth.string());</text:p>
          </table:table-cell>
          <table:table-cell table:formula="of:=COM.MICROSOFT.CONCAT(&quot;update&quot;; [$Core.A8]; &quot; (access_private::map_(access_private::&quot;; [$Core.B8]; &quot;(*this)), &quot;; [$Core.A8]; &quot;ArrayObj);&quot;)" office:value-type="string" office:string-value="updateDTLane (access_private::map_(access_private::dtlane_(*this)), DTLaneArrayObj);" calcext:value-type="string">
            <text:p>updateDTLane (access_private::map_(access_private::dtlane_(*this)), DTLa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9]; &quot;pth = vmDir / path(&quot;&quot;&quot;; [$Core.C9]; &quot;&quot;&quot;);&quot;)" office:value-type="string" office:string-value="auto node_pth = vmDir / path(&quot;node.csv&quot;);" calcext:value-type="string">
            <text:p>auto node_pth = vmDir / path("node.csv");</text:p>
          </table:table-cell>
          <table:table-cell table:formula="of:=COM.MICROSOFT.CONCAT(&quot;auto &quot;; [$Core.A9]; &quot;ArrayObj = createObjectArray&lt;&quot;; [$Core.A9]; &quot;, &quot;; [$Core.A9]; &quot;Array&gt; (&quot;; [$Core.B9]; &quot;pth.string());&quot;)" office:value-type="string" office:string-value="auto NodeArrayObj = createObjectArray&lt;Node, NodeArray&gt; (node_pth.string());" calcext:value-type="string">
            <text:p>auto NodeArrayObj = createObjectArray&lt;Node, NodeArray&gt; (node_pth.string());</text:p>
          </table:table-cell>
          <table:table-cell table:formula="of:=COM.MICROSOFT.CONCAT(&quot;update&quot;; [$Core.A9]; &quot; (access_private::map_(access_private::&quot;; [$Core.B9]; &quot;(*this)), &quot;; [$Core.A9]; &quot;ArrayObj);&quot;)" office:value-type="string" office:string-value="updateNode (access_private::map_(access_private::node_(*this)), NodeArrayObj);" calcext:value-type="string">
            <text:p>updateNode (access_private::map_(access_private::node_(*this)), Nod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0]; &quot;pth = vmDir / path(&quot;&quot;&quot;; [$Core.C10]; &quot;&quot;&quot;);&quot;)" office:value-type="string" office:string-value="auto lane_pth = vmDir / path(&quot;lane.csv&quot;);" calcext:value-type="string">
            <text:p>auto lane_pth = vmDir / path("lane.csv");</text:p>
          </table:table-cell>
          <table:table-cell table:formula="of:=COM.MICROSOFT.CONCAT(&quot;auto &quot;; [$Core.A10]; &quot;ArrayObj = createObjectArray&lt;&quot;; [$Core.A10]; &quot;, &quot;; [$Core.A10]; &quot;Array&gt; (&quot;; [$Core.B10]; &quot;pth.string());&quot;)" office:value-type="string" office:string-value="auto LaneArrayObj = createObjectArray&lt;Lane, LaneArray&gt; (lane_pth.string());" calcext:value-type="string">
            <text:p>auto LaneArrayObj = createObjectArray&lt;Lane, LaneArray&gt; (lane_pth.string());</text:p>
          </table:table-cell>
          <table:table-cell table:formula="of:=COM.MICROSOFT.CONCAT(&quot;update&quot;; [$Core.A10]; &quot; (access_private::map_(access_private::&quot;; [$Core.B10]; &quot;(*this)), &quot;; [$Core.A10]; &quot;ArrayObj);&quot;)" office:value-type="string" office:string-value="updateLane (access_private::map_(access_private::lane_(*this)), LaneArrayObj);" calcext:value-type="string">
            <text:p>updateLane (access_private::map_(access_private::lane_(*this)), La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1]; &quot;pth = vmDir / path(&quot;&quot;&quot;; [$Core.C11]; &quot;&quot;&quot;);&quot;)" office:value-type="string" office:string-value="auto way_area_pth = vmDir / path(&quot;wayarea.csv&quot;);" calcext:value-type="string">
            <text:p>auto way_area_pth = vmDir / path("wayarea.csv");</text:p>
          </table:table-cell>
          <table:table-cell table:formula="of:=COM.MICROSOFT.CONCAT(&quot;auto &quot;; [$Core.A11]; &quot;ArrayObj = createObjectArray&lt;&quot;; [$Core.A11]; &quot;, &quot;; [$Core.A11]; &quot;Array&gt; (&quot;; [$Core.B11]; &quot;pth.string());&quot;)" office:value-type="string" office:string-value="auto WayAreaArrayObj = createObjectArray&lt;WayArea, WayAreaArray&gt; (way_area_pth.string());" calcext:value-type="string">
            <text:p>auto WayAreaArrayObj = createObjectArray&lt;WayArea, WayAreaArray&gt; (way_area_pth.string());</text:p>
          </table:table-cell>
          <table:table-cell table:formula="of:=COM.MICROSOFT.CONCAT(&quot;update&quot;; [$Core.A11]; &quot; (access_private::map_(access_private::&quot;; [$Core.B11]; &quot;(*this)), &quot;; [$Core.A11]; &quot;ArrayObj);&quot;)" office:value-type="string" office:string-value="updateWayArea (access_private::map_(access_private::way_area_(*this)), WayAreaArrayObj);" calcext:value-type="string">
            <text:p>updateWayArea (access_private::map_(access_private::way_area_(*this)), WayArea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2]; &quot;pth = vmDir / path(&quot;&quot;&quot;; [$Core.C12]; &quot;&quot;&quot;);&quot;)" office:value-type="string" office:string-value="auto road_edge_pth = vmDir / path(&quot;roadedge.csv&quot;);" calcext:value-type="string">
            <text:p>auto road_edge_pth = vmDir / path("roadedge.csv");</text:p>
          </table:table-cell>
          <table:table-cell table:formula="of:=COM.MICROSOFT.CONCAT(&quot;auto &quot;; [$Core.A12]; &quot;ArrayObj = createObjectArray&lt;&quot;; [$Core.A12]; &quot;, &quot;; [$Core.A12]; &quot;Array&gt; (&quot;; [$Core.B12]; &quot;pth.string());&quot;)" office:value-type="string" office:string-value="auto RoadEdgeArrayObj = createObjectArray&lt;RoadEdge, RoadEdgeArray&gt; (road_edge_pth.string());" calcext:value-type="string">
            <text:p>auto RoadEdgeArrayObj = createObjectArray&lt;RoadEdge, RoadEdgeArray&gt; (road_edge_pth.string());</text:p>
          </table:table-cell>
          <table:table-cell table:formula="of:=COM.MICROSOFT.CONCAT(&quot;update&quot;; [$Core.A12]; &quot; (access_private::map_(access_private::&quot;; [$Core.B12]; &quot;(*this)), &quot;; [$Core.A12]; &quot;ArrayObj);&quot;)" office:value-type="string" office:string-value="updateRoadEdge (access_private::map_(access_private::road_edge_(*this)), RoadEdgeArrayObj);" calcext:value-type="string">
            <text:p>updateRoadEdge (access_private::map_(access_private::road_edge_(*this)), RoadEdg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3]; &quot;pth = vmDir / path(&quot;&quot;&quot;; [$Core.C13]; &quot;&quot;&quot;);&quot;)" office:value-type="string" office:string-value="auto gutter_pth = vmDir / path(&quot;gutter.csv&quot;);" calcext:value-type="string">
            <text:p>auto gutter_pth = vmDir / path("gutter.csv");</text:p>
          </table:table-cell>
          <table:table-cell table:formula="of:=COM.MICROSOFT.CONCAT(&quot;auto &quot;; [$Core.A13]; &quot;ArrayObj = createObjectArray&lt;&quot;; [$Core.A13]; &quot;, &quot;; [$Core.A13]; &quot;Array&gt; (&quot;; [$Core.B13]; &quot;pth.string());&quot;)" office:value-type="string" office:string-value="auto GutterArrayObj = createObjectArray&lt;Gutter, GutterArray&gt; (gutter_pth.string());" calcext:value-type="string">
            <text:p>auto GutterArrayObj = createObjectArray&lt;Gutter, GutterArray&gt; (gutter_pth.string());</text:p>
          </table:table-cell>
          <table:table-cell table:formula="of:=COM.MICROSOFT.CONCAT(&quot;update&quot;; [$Core.A13]; &quot; (access_private::map_(access_private::&quot;; [$Core.B13]; &quot;(*this)), &quot;; [$Core.A13]; &quot;ArrayObj);&quot;)" office:value-type="string" office:string-value="updateGutter (access_private::map_(access_private::gutter_(*this)), GutterArrayObj);" calcext:value-type="string">
            <text:p>updateGutter (access_private::map_(access_private::gutter_(*this)), Gutter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4]; &quot;pth = vmDir / path(&quot;&quot;&quot;; [$Core.C14]; &quot;&quot;&quot;);&quot;)" office:value-type="string" office:string-value="auto curb_pth = vmDir / path(&quot;curb.csv&quot;);" calcext:value-type="string">
            <text:p>auto curb_pth = vmDir / path("curb.csv");</text:p>
          </table:table-cell>
          <table:table-cell table:formula="of:=COM.MICROSOFT.CONCAT(&quot;auto &quot;; [$Core.A14]; &quot;ArrayObj = createObjectArray&lt;&quot;; [$Core.A14]; &quot;, &quot;; [$Core.A14]; &quot;Array&gt; (&quot;; [$Core.B14]; &quot;pth.string());&quot;)" office:value-type="string" office:string-value="auto CurbArrayObj = createObjectArray&lt;Curb, CurbArray&gt; (curb_pth.string());" calcext:value-type="string">
            <text:p>auto CurbArrayObj = createObjectArray&lt;Curb, CurbArray&gt; (curb_pth.string());</text:p>
          </table:table-cell>
          <table:table-cell table:formula="of:=COM.MICROSOFT.CONCAT(&quot;update&quot;; [$Core.A14]; &quot; (access_private::map_(access_private::&quot;; [$Core.B14]; &quot;(*this)), &quot;; [$Core.A14]; &quot;ArrayObj);&quot;)" office:value-type="string" office:string-value="updateCurb (access_private::map_(access_private::curb_(*this)), CurbArrayObj);" calcext:value-type="string">
            <text:p>updateCurb (access_private::map_(access_private::curb_(*this)), Curb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5]; &quot;pth = vmDir / path(&quot;&quot;&quot;; [$Core.C15]; &quot;&quot;&quot;);&quot;)" office:value-type="string" office:string-value="auto white_line_pth = vmDir / path(&quot;whiteline.csv&quot;);" calcext:value-type="string">
            <text:p>auto white_line_pth = vmDir / path("whiteline.csv");</text:p>
          </table:table-cell>
          <table:table-cell table:formula="of:=COM.MICROSOFT.CONCAT(&quot;auto &quot;; [$Core.A15]; &quot;ArrayObj = createObjectArray&lt;&quot;; [$Core.A15]; &quot;, &quot;; [$Core.A15]; &quot;Array&gt; (&quot;; [$Core.B15]; &quot;pth.string());&quot;)" office:value-type="string" office:string-value="auto WhiteLineArrayObj = createObjectArray&lt;WhiteLine, WhiteLineArray&gt; (white_line_pth.string());" calcext:value-type="string">
            <text:p>auto WhiteLineArrayObj = createObjectArray&lt;WhiteLine, WhiteLineArray&gt; (white_line_pth.string());</text:p>
          </table:table-cell>
          <table:table-cell table:formula="of:=COM.MICROSOFT.CONCAT(&quot;update&quot;; [$Core.A15]; &quot; (access_private::map_(access_private::&quot;; [$Core.B15]; &quot;(*this)), &quot;; [$Core.A15]; &quot;ArrayObj);&quot;)" office:value-type="string" office:string-value="updateWhiteLine (access_private::map_(access_private::white_line_(*this)), WhiteLineArrayObj);" calcext:value-type="string">
            <text:p>updateWhiteLine (access_private::map_(access_private::white_line_(*this)), WhiteLi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6]; &quot;pth = vmDir / path(&quot;&quot;&quot;; [$Core.C16]; &quot;&quot;&quot;);&quot;)" office:value-type="string" office:string-value="auto stop_line_pth = vmDir / path(&quot;stopline.csv&quot;);" calcext:value-type="string">
            <text:p>auto stop_line_pth = vmDir / path("stopline.csv");</text:p>
          </table:table-cell>
          <table:table-cell table:formula="of:=COM.MICROSOFT.CONCAT(&quot;auto &quot;; [$Core.A16]; &quot;ArrayObj = createObjectArray&lt;&quot;; [$Core.A16]; &quot;, &quot;; [$Core.A16]; &quot;Array&gt; (&quot;; [$Core.B16]; &quot;pth.string());&quot;)" office:value-type="string" office:string-value="auto StopLineArrayObj = createObjectArray&lt;StopLine, StopLineArray&gt; (stop_line_pth.string());" calcext:value-type="string">
            <text:p>auto StopLineArrayObj = createObjectArray&lt;StopLine, StopLineArray&gt; (stop_line_pth.string());</text:p>
          </table:table-cell>
          <table:table-cell table:formula="of:=COM.MICROSOFT.CONCAT(&quot;update&quot;; [$Core.A16]; &quot; (access_private::map_(access_private::&quot;; [$Core.B16]; &quot;(*this)), &quot;; [$Core.A16]; &quot;ArrayObj);&quot;)" office:value-type="string" office:string-value="updateStopLine (access_private::map_(access_private::stop_line_(*this)), StopLineArrayObj);" calcext:value-type="string">
            <text:p>updateStopLine (access_private::map_(access_private::stop_line_(*this)), StopLi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7]; &quot;pth = vmDir / path(&quot;&quot;&quot;; [$Core.C17]; &quot;&quot;&quot;);&quot;)" office:value-type="string" office:string-value="auto zebra_zone_pth = vmDir / path(&quot;zebrazone.csv&quot;);" calcext:value-type="string">
            <text:p>auto zebra_zone_pth = vmDir / path("zebrazone.csv");</text:p>
          </table:table-cell>
          <table:table-cell table:formula="of:=COM.MICROSOFT.CONCAT(&quot;auto &quot;; [$Core.A17]; &quot;ArrayObj = createObjectArray&lt;&quot;; [$Core.A17]; &quot;, &quot;; [$Core.A17]; &quot;Array&gt; (&quot;; [$Core.B17]; &quot;pth.string());&quot;)" office:value-type="string" office:string-value="auto ZebraZoneArrayObj = createObjectArray&lt;ZebraZone, ZebraZoneArray&gt; (zebra_zone_pth.string());" calcext:value-type="string">
            <text:p>auto ZebraZoneArrayObj = createObjectArray&lt;ZebraZone, ZebraZoneArray&gt; (zebra_zone_pth.string());</text:p>
          </table:table-cell>
          <table:table-cell table:formula="of:=COM.MICROSOFT.CONCAT(&quot;update&quot;; [$Core.A17]; &quot; (access_private::map_(access_private::&quot;; [$Core.B17]; &quot;(*this)), &quot;; [$Core.A17]; &quot;ArrayObj);&quot;)" office:value-type="string" office:string-value="updateZebraZone (access_private::map_(access_private::zebra_zone_(*this)), ZebraZoneArrayObj);" calcext:value-type="string">
            <text:p>updateZebraZone (access_private::map_(access_private::zebra_zone_(*this)), ZebraZon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8]; &quot;pth = vmDir / path(&quot;&quot;&quot;; [$Core.C18]; &quot;&quot;&quot;);&quot;)" office:value-type="string" office:string-value="auto cross_walk_pth = vmDir / path(&quot;crosswalk.csv&quot;);" calcext:value-type="string">
            <text:p>auto cross_walk_pth = vmDir / path("crosswalk.csv");</text:p>
          </table:table-cell>
          <table:table-cell table:formula="of:=COM.MICROSOFT.CONCAT(&quot;auto &quot;; [$Core.A18]; &quot;ArrayObj = createObjectArray&lt;&quot;; [$Core.A18]; &quot;, &quot;; [$Core.A18]; &quot;Array&gt; (&quot;; [$Core.B18]; &quot;pth.string());&quot;)" office:value-type="string" office:string-value="auto CrossWalkArrayObj = createObjectArray&lt;CrossWalk, CrossWalkArray&gt; (cross_walk_pth.string());" calcext:value-type="string">
            <text:p>auto CrossWalkArrayObj = createObjectArray&lt;CrossWalk, CrossWalkArray&gt; (cross_walk_pth.string());</text:p>
          </table:table-cell>
          <table:table-cell table:formula="of:=COM.MICROSOFT.CONCAT(&quot;update&quot;; [$Core.A18]; &quot; (access_private::map_(access_private::&quot;; [$Core.B18]; &quot;(*this)), &quot;; [$Core.A18]; &quot;ArrayObj);&quot;)" office:value-type="string" office:string-value="updateCrossWalk (access_private::map_(access_private::cross_walk_(*this)), CrossWalkArrayObj);" calcext:value-type="string">
            <text:p>updateCrossWalk (access_private::map_(access_private::cross_walk_(*this)), CrossWalk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19]; &quot;pth = vmDir / path(&quot;&quot;&quot;; [$Core.C19]; &quot;&quot;&quot;);&quot;)" office:value-type="string" office:string-value="auto road_mark_pth = vmDir / path(&quot;road_surface_mark.csv&quot;);" calcext:value-type="string">
            <text:p>auto road_mark_pth = vmDir / path("road_surface_mark.csv");</text:p>
          </table:table-cell>
          <table:table-cell table:formula="of:=COM.MICROSOFT.CONCAT(&quot;auto &quot;; [$Core.A19]; &quot;ArrayObj = createObjectArray&lt;&quot;; [$Core.A19]; &quot;, &quot;; [$Core.A19]; &quot;Array&gt; (&quot;; [$Core.B19]; &quot;pth.string());&quot;)" office:value-type="string" office:string-value="auto RoadMarkArrayObj = createObjectArray&lt;RoadMark, RoadMarkArray&gt; (road_mark_pth.string());" calcext:value-type="string">
            <text:p>auto RoadMarkArrayObj = createObjectArray&lt;RoadMark, RoadMarkArray&gt; (road_mark_pth.string());</text:p>
          </table:table-cell>
          <table:table-cell table:formula="of:=COM.MICROSOFT.CONCAT(&quot;update&quot;; [$Core.A19]; &quot; (access_private::map_(access_private::&quot;; [$Core.B19]; &quot;(*this)), &quot;; [$Core.A19]; &quot;ArrayObj);&quot;)" office:value-type="string" office:string-value="updateRoadMark (access_private::map_(access_private::road_mark_(*this)), RoadMarkArrayObj);" calcext:value-type="string">
            <text:p>updateRoadMark (access_private::map_(access_private::road_mark_(*this)), RoadMark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0]; &quot;pth = vmDir / path(&quot;&quot;&quot;; [$Core.C20]; &quot;&quot;&quot;);&quot;)" office:value-type="string" office:string-value="auto road_pole_pth = vmDir / path(&quot;poledata.csv&quot;);" calcext:value-type="string">
            <text:p>auto road_pole_pth = vmDir / path("poledata.csv");</text:p>
          </table:table-cell>
          <table:table-cell table:formula="of:=COM.MICROSOFT.CONCAT(&quot;auto &quot;; [$Core.A20]; &quot;ArrayObj = createObjectArray&lt;&quot;; [$Core.A20]; &quot;, &quot;; [$Core.A20]; &quot;Array&gt; (&quot;; [$Core.B20]; &quot;pth.string());&quot;)" office:value-type="string" office:string-value="auto RoadPoleArrayObj = createObjectArray&lt;RoadPole, RoadPoleArray&gt; (road_pole_pth.string());" calcext:value-type="string">
            <text:p>auto RoadPoleArrayObj = createObjectArray&lt;RoadPole, RoadPoleArray&gt; (road_pole_pth.string());</text:p>
          </table:table-cell>
          <table:table-cell table:formula="of:=COM.MICROSOFT.CONCAT(&quot;update&quot;; [$Core.A20]; &quot; (access_private::map_(access_private::&quot;; [$Core.B20]; &quot;(*this)), &quot;; [$Core.A20]; &quot;ArrayObj);&quot;)" office:value-type="string" office:string-value="updateRoadPole (access_private::map_(access_private::road_pole_(*this)), RoadPoleArrayObj);" calcext:value-type="string">
            <text:p>updateRoadPole (access_private::map_(access_private::road_pole_(*this)), RoadPol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1]; &quot;pth = vmDir / path(&quot;&quot;&quot;; [$Core.C21]; &quot;&quot;&quot;);&quot;)" office:value-type="string" office:string-value="auto road_sign_pth = vmDir / path(&quot;roadsign.csv&quot;);" calcext:value-type="string">
            <text:p>auto road_sign_pth = vmDir / path("roadsign.csv");</text:p>
          </table:table-cell>
          <table:table-cell table:formula="of:=COM.MICROSOFT.CONCAT(&quot;auto &quot;; [$Core.A21]; &quot;ArrayObj = createObjectArray&lt;&quot;; [$Core.A21]; &quot;, &quot;; [$Core.A21]; &quot;Array&gt; (&quot;; [$Core.B21]; &quot;pth.string());&quot;)" office:value-type="string" office:string-value="auto RoadSignArrayObj = createObjectArray&lt;RoadSign, RoadSignArray&gt; (road_sign_pth.string());" calcext:value-type="string">
            <text:p>auto RoadSignArrayObj = createObjectArray&lt;RoadSign, RoadSignArray&gt; (road_sign_pth.string());</text:p>
          </table:table-cell>
          <table:table-cell table:formula="of:=COM.MICROSOFT.CONCAT(&quot;update&quot;; [$Core.A21]; &quot; (access_private::map_(access_private::&quot;; [$Core.B21]; &quot;(*this)), &quot;; [$Core.A21]; &quot;ArrayObj);&quot;)" office:value-type="string" office:string-value="updateRoadSign (access_private::map_(access_private::road_sign_(*this)), RoadSignArrayObj);" calcext:value-type="string">
            <text:p>updateRoadSign (access_private::map_(access_private::road_sign_(*this)), RoadSign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2]; &quot;pth = vmDir / path(&quot;&quot;&quot;; [$Core.C22]; &quot;&quot;&quot;);&quot;)" office:value-type="string" office:string-value="auto signal_pth = vmDir / path(&quot;signaldata.csv&quot;);" calcext:value-type="string">
            <text:p>auto signal_pth = vmDir / path("signaldata.csv");</text:p>
          </table:table-cell>
          <table:table-cell table:formula="of:=COM.MICROSOFT.CONCAT(&quot;auto &quot;; [$Core.A22]; &quot;ArrayObj = createObjectArray&lt;&quot;; [$Core.A22]; &quot;, &quot;; [$Core.A22]; &quot;Array&gt; (&quot;; [$Core.B22]; &quot;pth.string());&quot;)" office:value-type="string" office:string-value="auto SignalArrayObj = createObjectArray&lt;Signal, SignalArray&gt; (signal_pth.string());" calcext:value-type="string">
            <text:p>auto SignalArrayObj = createObjectArray&lt;Signal, SignalArray&gt; (signal_pth.string());</text:p>
          </table:table-cell>
          <table:table-cell table:formula="of:=COM.MICROSOFT.CONCAT(&quot;update&quot;; [$Core.A22]; &quot; (access_private::map_(access_private::&quot;; [$Core.B22]; &quot;(*this)), &quot;; [$Core.A22]; &quot;ArrayObj);&quot;)" office:value-type="string" office:string-value="updateSignal (access_private::map_(access_private::signal_(*this)), SignalArrayObj);" calcext:value-type="string">
            <text:p>updateSignal (access_private::map_(access_private::signal_(*this)), Signal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3]; &quot;pth = vmDir / path(&quot;&quot;&quot;; [$Core.C23]; &quot;&quot;&quot;);&quot;)" office:value-type="string" office:string-value="auto street_light_pth = vmDir / path(&quot;streetlight.csv&quot;);" calcext:value-type="string">
            <text:p>auto street_light_pth = vmDir / path("streetlight.csv");</text:p>
          </table:table-cell>
          <table:table-cell table:formula="of:=COM.MICROSOFT.CONCAT(&quot;auto &quot;; [$Core.A23]; &quot;ArrayObj = createObjectArray&lt;&quot;; [$Core.A23]; &quot;, &quot;; [$Core.A23]; &quot;Array&gt; (&quot;; [$Core.B23]; &quot;pth.string());&quot;)" office:value-type="string" office:string-value="auto StreetLightArrayObj = createObjectArray&lt;StreetLight, StreetLightArray&gt; (street_light_pth.string());" calcext:value-type="string">
            <text:p>auto StreetLightArrayObj = createObjectArray&lt;StreetLight, StreetLightArray&gt; (street_light_pth.string());</text:p>
          </table:table-cell>
          <table:table-cell table:formula="of:=COM.MICROSOFT.CONCAT(&quot;update&quot;; [$Core.A23]; &quot; (access_private::map_(access_private::&quot;; [$Core.B23]; &quot;(*this)), &quot;; [$Core.A23]; &quot;ArrayObj);&quot;)" office:value-type="string" office:string-value="updateStreetLight (access_private::map_(access_private::street_light_(*this)), StreetLightArrayObj);" calcext:value-type="string">
            <text:p>updateStreetLight (access_private::map_(access_private::street_light_(*this)), StreetLight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4]; &quot;pth = vmDir / path(&quot;&quot;&quot;; [$Core.C24]; &quot;&quot;&quot;);&quot;)" office:value-type="string" office:string-value="auto utility_pole_pth = vmDir / path(&quot;utilitypole.csv&quot;);" calcext:value-type="string">
            <text:p>auto utility_pole_pth = vmDir / path("utilitypole.csv");</text:p>
          </table:table-cell>
          <table:table-cell table:formula="of:=COM.MICROSOFT.CONCAT(&quot;auto &quot;; [$Core.A24]; &quot;ArrayObj = createObjectArray&lt;&quot;; [$Core.A24]; &quot;, &quot;; [$Core.A24]; &quot;Array&gt; (&quot;; [$Core.B24]; &quot;pth.string());&quot;)" office:value-type="string" office:string-value="auto UtilityPoleArrayObj = createObjectArray&lt;UtilityPole, UtilityPoleArray&gt; (utility_pole_pth.string());" calcext:value-type="string">
            <text:p>auto UtilityPoleArrayObj = createObjectArray&lt;UtilityPole, UtilityPoleArray&gt; (utility_pole_pth.string());</text:p>
          </table:table-cell>
          <table:table-cell table:formula="of:=COM.MICROSOFT.CONCAT(&quot;update&quot;; [$Core.A24]; &quot; (access_private::map_(access_private::&quot;; [$Core.B24]; &quot;(*this)), &quot;; [$Core.A24]; &quot;ArrayObj);&quot;)" office:value-type="string" office:string-value="updateUtilityPole (access_private::map_(access_private::utility_pole_(*this)), UtilityPoleArrayObj);" calcext:value-type="string">
            <text:p>updateUtilityPole (access_private::map_(access_private::utility_pole_(*this)), UtilityPol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5]; &quot;pth = vmDir / path(&quot;&quot;&quot;; [$Core.C25]; &quot;&quot;&quot;);&quot;)" office:value-type="string" office:string-value="auto guard_rail_pth = vmDir / path(&quot;guardrail.csv&quot;);" calcext:value-type="string">
            <text:p>auto guard_rail_pth = vmDir / path("guardrail.csv");</text:p>
          </table:table-cell>
          <table:table-cell table:formula="of:=COM.MICROSOFT.CONCAT(&quot;auto &quot;; [$Core.A25]; &quot;ArrayObj = createObjectArray&lt;&quot;; [$Core.A25]; &quot;, &quot;; [$Core.A25]; &quot;Array&gt; (&quot;; [$Core.B25]; &quot;pth.string());&quot;)" office:value-type="string" office:string-value="auto GuardRailArrayObj = createObjectArray&lt;GuardRail, GuardRailArray&gt; (guard_rail_pth.string());" calcext:value-type="string">
            <text:p>auto GuardRailArrayObj = createObjectArray&lt;GuardRail, GuardRailArray&gt; (guard_rail_pth.string());</text:p>
          </table:table-cell>
          <table:table-cell table:formula="of:=COM.MICROSOFT.CONCAT(&quot;update&quot;; [$Core.A25]; &quot; (access_private::map_(access_private::&quot;; [$Core.B25]; &quot;(*this)), &quot;; [$Core.A25]; &quot;ArrayObj);&quot;)" office:value-type="string" office:string-value="updateGuardRail (access_private::map_(access_private::guard_rail_(*this)), GuardRailArrayObj);" calcext:value-type="string">
            <text:p>updateGuardRail (access_private::map_(access_private::guard_rail_(*this)), GuardRail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6]; &quot;pth = vmDir / path(&quot;&quot;&quot;; [$Core.C26]; &quot;&quot;&quot;);&quot;)" office:value-type="string" office:string-value="auto side_walk_pth = vmDir / path(&quot;sidewalk.csv&quot;);" calcext:value-type="string">
            <text:p>auto side_walk_pth = vmDir / path("sidewalk.csv");</text:p>
          </table:table-cell>
          <table:table-cell table:formula="of:=COM.MICROSOFT.CONCAT(&quot;auto &quot;; [$Core.A26]; &quot;ArrayObj = createObjectArray&lt;&quot;; [$Core.A26]; &quot;, &quot;; [$Core.A26]; &quot;Array&gt; (&quot;; [$Core.B26]; &quot;pth.string());&quot;)" office:value-type="string" office:string-value="auto SideWalkArrayObj = createObjectArray&lt;SideWalk, SideWalkArray&gt; (side_walk_pth.string());" calcext:value-type="string">
            <text:p>auto SideWalkArrayObj = createObjectArray&lt;SideWalk, SideWalkArray&gt; (side_walk_pth.string());</text:p>
          </table:table-cell>
          <table:table-cell table:formula="of:=COM.MICROSOFT.CONCAT(&quot;update&quot;; [$Core.A26]; &quot; (access_private::map_(access_private::&quot;; [$Core.B26]; &quot;(*this)), &quot;; [$Core.A26]; &quot;ArrayObj);&quot;)" office:value-type="string" office:string-value="updateSideWalk (access_private::map_(access_private::side_walk_(*this)), SideWalkArrayObj);" calcext:value-type="string">
            <text:p>updateSideWalk (access_private::map_(access_private::side_walk_(*this)), SideWalk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7]; &quot;pth = vmDir / path(&quot;&quot;&quot;; [$Core.C27]; &quot;&quot;&quot;);&quot;)" office:value-type="string" office:string-value="auto drive_on_portion_pth = vmDir / path(&quot;driveon_portion.csv&quot;);" calcext:value-type="string">
            <text:p>auto drive_on_portion_pth = vmDir / path("driveon_portion.csv");</text:p>
          </table:table-cell>
          <table:table-cell table:formula="of:=COM.MICROSOFT.CONCAT(&quot;auto &quot;; [$Core.A27]; &quot;ArrayObj = createObjectArray&lt;&quot;; [$Core.A27]; &quot;, &quot;; [$Core.A27]; &quot;Array&gt; (&quot;; [$Core.B27]; &quot;pth.string());&quot;)" office:value-type="string" office:string-value="auto DriveOnPortionArrayObj = createObjectArray&lt;DriveOnPortion, DriveOnPortionArray&gt; (drive_on_portion_pth.string());" calcext:value-type="string">
            <text:p>auto DriveOnPortionArrayObj = createObjectArray&lt;DriveOnPortion, DriveOnPortionArray&gt; (drive_on_portion_pth.string());</text:p>
          </table:table-cell>
          <table:table-cell table:formula="of:=COM.MICROSOFT.CONCAT(&quot;update&quot;; [$Core.A27]; &quot; (access_private::map_(access_private::&quot;; [$Core.B27]; &quot;(*this)), &quot;; [$Core.A27]; &quot;ArrayObj);&quot;)" office:value-type="string" office:string-value="updateDriveOnPortion (access_private::map_(access_private::drive_on_portion_(*this)), DriveOnPortionArrayObj);" calcext:value-type="string">
            <text:p>updateDriveOnPortion (access_private::map_(access_private::drive_on_portion_(*this)), DriveOnPortion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8]; &quot;pth = vmDir / path(&quot;&quot;&quot;; [$Core.C28]; &quot;&quot;&quot;);&quot;)" office:value-type="string" office:string-value="auto cross_road_pth = vmDir / path(&quot;intersection.csv&quot;);" calcext:value-type="string">
            <text:p>auto cross_road_pth = vmDir / path("intersection.csv");</text:p>
          </table:table-cell>
          <table:table-cell table:formula="of:=COM.MICROSOFT.CONCAT(&quot;auto &quot;; [$Core.A28]; &quot;ArrayObj = createObjectArray&lt;&quot;; [$Core.A28]; &quot;, &quot;; [$Core.A28]; &quot;Array&gt; (&quot;; [$Core.B28]; &quot;pth.string());&quot;)" office:value-type="string" office:string-value="auto CrossRoadArrayObj = createObjectArray&lt;CrossRoad, CrossRoadArray&gt; (cross_road_pth.string());" calcext:value-type="string">
            <text:p>auto CrossRoadArrayObj = createObjectArray&lt;CrossRoad, CrossRoadArray&gt; (cross_road_pth.string());</text:p>
          </table:table-cell>
          <table:table-cell table:formula="of:=COM.MICROSOFT.CONCAT(&quot;update&quot;; [$Core.A28]; &quot; (access_private::map_(access_private::&quot;; [$Core.B28]; &quot;(*this)), &quot;; [$Core.A28]; &quot;ArrayObj);&quot;)" office:value-type="string" office:string-value="updateCrossRoad (access_private::map_(access_private::cross_road_(*this)), CrossRoadArrayObj);" calcext:value-type="string">
            <text:p>updateCrossRoad (access_private::map_(access_private::cross_road_(*this)), CrossRoad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29]; &quot;pth = vmDir / path(&quot;&quot;&quot;; [$Core.C29]; &quot;&quot;&quot;);&quot;)" office:value-type="string" office:string-value="auto side_strip_pth = vmDir / path(&quot;sidestrip.csv&quot;);" calcext:value-type="string">
            <text:p>auto side_strip_pth = vmDir / path("sidestrip.csv");</text:p>
          </table:table-cell>
          <table:table-cell table:formula="of:=COM.MICROSOFT.CONCAT(&quot;auto &quot;; [$Core.A29]; &quot;ArrayObj = createObjectArray&lt;&quot;; [$Core.A29]; &quot;, &quot;; [$Core.A29]; &quot;Array&gt; (&quot;; [$Core.B29]; &quot;pth.string());&quot;)" office:value-type="string" office:string-value="auto SideStripArrayObj = createObjectArray&lt;SideStrip, SideStripArray&gt; (side_strip_pth.string());" calcext:value-type="string">
            <text:p>auto SideStripArrayObj = createObjectArray&lt;SideStrip, SideStripArray&gt; (side_strip_pth.string());</text:p>
          </table:table-cell>
          <table:table-cell table:formula="of:=COM.MICROSOFT.CONCAT(&quot;update&quot;; [$Core.A29]; &quot; (access_private::map_(access_private::&quot;; [$Core.B29]; &quot;(*this)), &quot;; [$Core.A29]; &quot;ArrayObj);&quot;)" office:value-type="string" office:string-value="updateSideStrip (access_private::map_(access_private::side_strip_(*this)), SideStripArrayObj);" calcext:value-type="string">
            <text:p>updateSideStrip (access_private::map_(access_private::side_strip_(*this)), SideStrip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30]; &quot;pth = vmDir / path(&quot;&quot;&quot;; [$Core.C30]; &quot;&quot;&quot;);&quot;)" office:value-type="string" office:string-value="auto curve_mirror_pth = vmDir / path(&quot;curvemirror.csv&quot;);" calcext:value-type="string">
            <text:p>auto curve_mirror_pth = vmDir / path("curvemirror.csv");</text:p>
          </table:table-cell>
          <table:table-cell table:formula="of:=COM.MICROSOFT.CONCAT(&quot;auto &quot;; [$Core.A30]; &quot;ArrayObj = createObjectArray&lt;&quot;; [$Core.A30]; &quot;, &quot;; [$Core.A30]; &quot;Array&gt; (&quot;; [$Core.B30]; &quot;pth.string());&quot;)" office:value-type="string" office:string-value="auto CurveMirrorArrayObj = createObjectArray&lt;CurveMirror, CurveMirrorArray&gt; (curve_mirror_pth.string());" calcext:value-type="string">
            <text:p>auto CurveMirrorArrayObj = createObjectArray&lt;CurveMirror, CurveMirrorArray&gt; (curve_mirror_pth.string());</text:p>
          </table:table-cell>
          <table:table-cell table:formula="of:=COM.MICROSOFT.CONCAT(&quot;update&quot;; [$Core.A30]; &quot; (access_private::map_(access_private::&quot;; [$Core.B30]; &quot;(*this)), &quot;; [$Core.A30]; &quot;ArrayObj);&quot;)" office:value-type="string" office:string-value="updateCurveMirror (access_private::map_(access_private::curve_mirror_(*this)), CurveMirrorArrayObj);" calcext:value-type="string">
            <text:p>updateCurveMirror (access_private::map_(access_private::curve_mirror_(*this)), CurveMirror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31]; &quot;pth = vmDir / path(&quot;&quot;&quot;; [$Core.C31]; &quot;&quot;&quot;);&quot;)" office:value-type="string" office:string-value="auto wall_pth = vmDir / path(&quot;wall.csv&quot;);" calcext:value-type="string">
            <text:p>auto wall_pth = vmDir / path("wall.csv");</text:p>
          </table:table-cell>
          <table:table-cell table:formula="of:=COM.MICROSOFT.CONCAT(&quot;auto &quot;; [$Core.A31]; &quot;ArrayObj = createObjectArray&lt;&quot;; [$Core.A31]; &quot;, &quot;; [$Core.A31]; &quot;Array&gt; (&quot;; [$Core.B31]; &quot;pth.string());&quot;)" office:value-type="string" office:string-value="auto WallArrayObj = createObjectArray&lt;Wall, WallArray&gt; (wall_pth.string());" calcext:value-type="string">
            <text:p>auto WallArrayObj = createObjectArray&lt;Wall, WallArray&gt; (wall_pth.string());</text:p>
          </table:table-cell>
          <table:table-cell table:formula="of:=COM.MICROSOFT.CONCAT(&quot;update&quot;; [$Core.A31]; &quot; (access_private::map_(access_private::&quot;; [$Core.B31]; &quot;(*this)), &quot;; [$Core.A31]; &quot;ArrayObj);&quot;)" office:value-type="string" office:string-value="updateWall (access_private::map_(access_private::wall_(*this)), WallArrayObj);" calcext:value-type="string">
            <text:p>updateWall (access_private::map_(access_private::wall_(*this)), Wall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32]; &quot;pth = vmDir / path(&quot;&quot;&quot;; [$Core.C32]; &quot;&quot;&quot;);&quot;)" office:value-type="string" office:string-value="auto fence_pth = vmDir / path(&quot;fence.csv&quot;);" calcext:value-type="string">
            <text:p>auto fence_pth = vmDir / path("fence.csv");</text:p>
          </table:table-cell>
          <table:table-cell table:formula="of:=COM.MICROSOFT.CONCAT(&quot;auto &quot;; [$Core.A32]; &quot;ArrayObj = createObjectArray&lt;&quot;; [$Core.A32]; &quot;, &quot;; [$Core.A32]; &quot;Array&gt; (&quot;; [$Core.B32]; &quot;pth.string());&quot;)" office:value-type="string" office:string-value="auto FenceArrayObj = createObjectArray&lt;Fence, FenceArray&gt; (fence_pth.string());" calcext:value-type="string">
            <text:p>auto FenceArrayObj = createObjectArray&lt;Fence, FenceArray&gt; (fence_pth.string());</text:p>
          </table:table-cell>
          <table:table-cell table:formula="of:=COM.MICROSOFT.CONCAT(&quot;update&quot;; [$Core.A32]; &quot; (access_private::map_(access_private::&quot;; [$Core.B32]; &quot;(*this)), &quot;; [$Core.A32]; &quot;ArrayObj);&quot;)" office:value-type="string" office:string-value="updateFence (access_private::map_(access_private::fence_(*this)), FenceArrayObj);" calcext:value-type="string">
            <text:p>updateFence (access_private::map_(access_private::fence_(*this)), FenceArrayObj);</text:p>
          </table:table-cell>
          <table:table-cell table:number-columns-repeated="1021"/>
        </table:table-row>
        <table:table-row table:style-name="ro2">
          <table:table-cell table:style-name="ce1" table:formula="of:=COM.MICROSOFT.CONCAT(&quot;auto &quot;; [$Core.B33]; &quot;pth = vmDir / path(&quot;&quot;&quot;; [$Core.C33]; &quot;&quot;&quot;);&quot;)" office:value-type="string" office:string-value="auto rail_crossing_pth = vmDir / path(&quot;railroad_crossing.csv&quot;);" calcext:value-type="string">
            <text:p>auto rail_crossing_pth = vmDir / path("railroad_crossing.csv");</text:p>
          </table:table-cell>
          <table:table-cell table:formula="of:=COM.MICROSOFT.CONCAT(&quot;auto &quot;; [$Core.A33]; &quot;ArrayObj = createObjectArray&lt;&quot;; [$Core.A33]; &quot;, &quot;; [$Core.A33]; &quot;Array&gt; (&quot;; [$Core.B33]; &quot;pth.string());&quot;)" office:value-type="string" office:string-value="auto RailCrossingArrayObj = createObjectArray&lt;RailCrossing, RailCrossingArray&gt; (rail_crossing_pth.string());" calcext:value-type="string">
            <text:p>auto RailCrossingArrayObj = createObjectArray&lt;RailCrossing, RailCrossingArray&gt; (rail_crossing_pth.string());</text:p>
          </table:table-cell>
          <table:table-cell table:formula="of:=COM.MICROSOFT.CONCAT(&quot;update&quot;; [$Core.A33]; &quot; (access_private::map_(access_private::&quot;; [$Core.B33]; &quot;(*this)), &quot;; [$Core.A33]; &quot;ArrayObj);&quot;)" office:value-type="string" office:string-value="updateRailCrossing (access_private::map_(access_private::rail_crossing_(*this)), RailCrossingArrayObj);" calcext:value-type="string">
            <text:p>updateRailCrossing (access_private::map_(access_private::rail_crossing_(*this)), RailCrossingArrayObj);</text:p>
          </table:table-cell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34:11.432399987</meta:creation-date>
    <dc:date>2018-11-15T15:50:38.211137886</dc:date>
    <meta:editing-duration>PT19M51S</meta:editing-duration>
    <meta:editing-cycles>7</meta:editing-cycles>
    <meta:generator>LibreOffice/6.1.3.2$Linux_X86_64 LibreOffice_project/10$Build-2</meta:generator>
    <meta:document-statistic meta:table-count="6" meta:cell-count="324" meta:object-count="0"/>
  </office:meta>
</office:document-meta>
</file>